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fo:language="es" fo:country="ES"/>
    </style:style>
    <style:style style:name="P2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language="es" fo:country="ES" fo:font-style="normal" style:font-size-asian="9pt" style:font-style-asian="normal" style:font-name-complex="Times New Roman" style:font-size-complex="9pt"/>
    </style:style>
    <style:style style:name="P3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language="es" fo:country="ES" fo:font-style="italic" style:font-size-asian="9pt" style:font-style-asian="italic" style:font-name-complex="Times New Roman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justify" style:justify-single-word="false"/>
      <style:text-properties officeooo:paragraph-rsid="001675bb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179271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62768" style:font-size-asian="12pt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87f36" style:font-size-asian="12pt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c6513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0e7e87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675bb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79271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5e3b" officeooo:paragraph-rsid="000c6513" style:font-size-asian="12pt" style:font-size-complex="12pt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a5570" officeooo:paragraph-rsid="000c6513" style:font-size-asian="12pt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d2299" officeooo:paragraph-rsid="000c6513" style:font-size-asian="12pt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9022" officeooo:paragraph-rsid="000c6513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179271" officeooo:paragraph-rsid="00179271" style:font-size-asian="12pt" style:font-size-complex="12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5e3b" officeooo:paragraph-rsid="000c6513" fo:background-color="#e8f2a1" style:font-size-asian="12pt" style:font-size-complex="12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eac8c" officeooo:paragraph-rsid="000eac8c" fo:background-color="#e8f2a1" style:font-size-asian="12pt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062768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078133" style:font-name-asian="Times New Roman" style:font-size-asian="12pt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1675bb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cbddb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dd3d4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0e7e87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1675bb" style:font-name-asian="Times New Roman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d2299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c9022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ae6a3" officeooo:paragraph-rsid="000c6513" style:font-name-asian="Times New Roman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d2299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c9022" officeooo:paragraph-rsid="000c651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0c9022" officeooo:paragraph-rsid="000c6513" fo:background-color="#e8f2a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fo:font-weight="normal" officeooo:rsid="0013c95f" officeooo:paragraph-rsid="0013c95f" fo:background-color="#e8f2a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style:paragraph-properties fo:line-height="100%" fo:text-align="justify" style:justify-single-word="false"/>
      <style:text-properties fo:language="es" fo:country="ES" officeooo:paragraph-rsid="000c6513"/>
    </style:style>
    <style:style style:name="P38" style:family="paragraph" style:parent-style-name="Standard">
      <style:paragraph-properties fo:line-height="100%" fo:text-align="justify" style:justify-single-word="false"/>
      <style:text-properties fo:language="es" fo:country="ES" officeooo:paragraph-rsid="00105448"/>
    </style:style>
    <style:style style:name="P39" style:family="paragraph" style:parent-style-name="Standard">
      <style:paragraph-properties fo:line-height="100%" fo:text-align="justify" style:justify-single-word="false"/>
      <style:text-properties fo:language="es" fo:country="ES" officeooo:paragraph-rsid="000eac8c"/>
    </style:style>
    <style:style style:name="P40" style:family="paragraph" style:parent-style-name="Standard">
      <style:paragraph-properties fo:line-height="100%" fo:text-align="justify" style:justify-single-word="false"/>
      <style:text-properties fo:language="es" fo:country="ES" officeooo:paragraph-rsid="00158a40"/>
    </style:style>
    <style:style style:name="P41" style:family="paragraph" style:parent-style-name="Standard">
      <style:paragraph-properties fo:line-height="100%" fo:text-align="justify" style:justify-single-word="false"/>
      <style:text-properties fo:language="es" fo:country="ES" officeooo:paragraph-rsid="000c6513" fo:background-color="#e8f2a1"/>
    </style:style>
    <style:style style:name="P42" style:family="paragraph" style:parent-style-name="Standard">
      <style:paragraph-properties fo:line-height="100%" fo:text-align="justify" style:justify-single-word="false"/>
      <style:text-properties fo:language="es" fo:country="ES" officeooo:paragraph-rsid="00105448" fo:background-color="#e8f2a1"/>
    </style:style>
    <style:style style:name="P43" style:family="paragraph" style:parent-style-name="Standard">
      <style:paragraph-properties fo:line-height="100%" fo:text-align="justify" style:justify-single-word="false"/>
      <style:text-properties fo:language="es" fo:country="ES" officeooo:rsid="00105448" officeooo:paragraph-rsid="00105448" fo:background-color="#e8f2a1"/>
    </style:style>
    <style:style style:name="P44" style:family="paragraph" style:parent-style-name="Standard">
      <style:paragraph-properties fo:line-height="100%" fo:text-align="justify" style:justify-single-word="false"/>
      <style:text-properties fo:language="es" fo:country="ES" officeooo:rsid="000c5e3b" officeooo:paragraph-rsid="00105448" fo:background-color="#e8f2a1"/>
    </style:style>
    <style:style style:name="P45" style:family="paragraph" style:parent-style-name="Standard">
      <style:paragraph-properties fo:line-height="100%" fo:text-align="justify" style:justify-single-word="false"/>
      <style:text-properties fo:language="es" fo:country="ES" officeooo:rsid="000e7e87" officeooo:paragraph-rsid="000e7e87"/>
    </style:style>
    <style:style style:name="P46" style:family="paragraph" style:parent-style-name="Footer">
      <style:text-properties fo:language="es" fo:country="ES"/>
    </style:style>
    <style:style style:name="P4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11e3ec" officeooo:paragraph-rsid="0014b229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7e87" officeooo:paragraph-rsid="000e7e87" style:font-name-asian="Times New Roman" style:font-size-asian="12pt" style:font-name-complex="Times New Roman" style:font-size-complex="12pt" style:language-complex="ar" style:country-complex="SA"/>
    </style:style>
    <style:style style:name="P49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1675bb" style:font-name-asian="Times New Roman" style:font-size-asian="12pt" style:font-name-complex="Times New Roman" style:font-size-complex="12pt" style:language-complex="ar" style:country-complex="SA"/>
    </style:style>
    <style:style style:name="P50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179271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62768" officeooo:paragraph-rsid="001f7710" style:font-name-asian="Times New Roman" style:font-size-asian="12pt" style:font-name-complex="Times New Roman" style:font-size-complex="12pt" style:language-complex="ar" style:country-complex="SA"/>
    </style:style>
    <style:style style:name="P52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179271" officeooo:paragraph-rsid="00179271" style:font-name-asian="Times New Roman" style:font-size-asian="12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179271" officeooo:paragraph-rsid="0019439c" style:font-name-asian="Times New Roman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1c2e0e" style:font-name-asian="Times New Roman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e330" officeooo:paragraph-rsid="001f7710" style:font-name-asian="Times New Roman" style:font-size-asian="12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78133" officeooo:paragraph-rsid="001f7710" style:font-name-asian="Times New Roman" style:font-size-asian="12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line-height="100%" fo:text-align="justify" style:justify-single-word="false"/>
      <style:text-properties style:use-window-font-color="true" style:font-name="Linux Libertine Display G" fo:font-size="12pt" fo:language="es" fo:country="ES" officeooo:rsid="000e7e87" officeooo:paragraph-rsid="000e7e87" fo:background-color="#e8f2a1" style:font-name-asian="Times New Roman" style:font-size-asian="12pt" style:font-name-complex="Times New Roman" style:font-size-complex="12pt" style:language-complex="ar" style:country-complex="SA"/>
    </style:style>
    <style:style style:name="P5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62768" officeooo:paragraph-rsid="000c6513" style:font-size-asian="12pt" style:font-size-complex="12pt"/>
    </style:style>
    <style:style style:name="P5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62768" officeooo:paragraph-rsid="000eac8c" style:font-size-asian="12pt" style:font-size-complex="12pt"/>
    </style:style>
    <style:style style:name="P6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87f36" officeooo:paragraph-rsid="000c6513" style:font-size-asian="12pt" style:font-size-complex="12pt"/>
    </style:style>
    <style:style style:name="P61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87f36" officeooo:paragraph-rsid="001675bb" style:font-size-asian="12pt" style:font-size-complex="12pt"/>
    </style:style>
    <style:style style:name="P62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79271" style:font-size-asian="12pt" style:font-size-complex="12pt"/>
    </style:style>
    <style:style style:name="P63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9439c" style:font-size-asian="12pt" style:font-size-complex="12pt"/>
    </style:style>
    <style:style style:name="P64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9a1b5" style:font-size-asian="12pt" style:font-size-complex="12pt"/>
    </style:style>
    <style:style style:name="P65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c2e0e" style:font-size-asian="12pt" style:font-size-complex="12pt"/>
    </style:style>
    <style:style style:name="P66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d8e50" style:font-size-asian="12pt" style:font-size-complex="12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paragraph-rsid="001f7710" style:font-size-asian="12pt" style:font-size-complex="12pt"/>
    </style:style>
    <style:style style:name="P68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0c9022" officeooo:paragraph-rsid="0019439c" style:font-size-asian="12pt" style:font-size-complex="12pt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179271" officeooo:paragraph-rsid="0019439c" style:font-size-asian="12pt" style:font-size-complex="12pt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1c2e0e" officeooo:paragraph-rsid="001c2e0e" style:font-size-asian="12pt" style:font-size-complex="12pt"/>
    </style:style>
    <style:style style:name="P71" style:family="paragraph" style:parent-style-name="Standard">
      <style:paragraph-properties fo:line-height="100%" fo:text-align="justify" style:justify-single-word="false"/>
      <style:text-properties style:font-name="Linux Libertine Display G" fo:font-size="12pt" fo:language="es" fo:country="ES" officeooo:rsid="001c2e0e" officeooo:paragraph-rsid="001c2e0e" fo:background-color="#e8f2a1" style:font-size-asian="12pt" style:font-size-complex="12pt"/>
    </style:style>
    <style:style style:name="P72" style:family="paragraph" style:parent-style-name="Standard">
      <style:paragraph-properties fo:line-height="100%" fo:text-align="justify" style:justify-single-word="false"/>
      <style:text-properties officeooo:paragraph-rsid="00179271"/>
    </style:style>
    <style:style style:name="P73" style:family="paragraph" style:parent-style-name="Standard">
      <style:paragraph-properties fo:line-height="100%" fo:text-align="justify" style:justify-single-word="false"/>
      <style:text-properties officeooo:paragraph-rsid="0019439c"/>
    </style:style>
    <style:style style:name="P74" style:family="paragraph" style:parent-style-name="Standard">
      <style:paragraph-properties fo:line-height="100%" fo:text-align="justify" style:justify-single-word="false"/>
      <style:text-properties officeooo:paragraph-rsid="0019a1b5"/>
    </style:style>
    <style:style style:name="P75" style:family="paragraph" style:parent-style-name="Standard">
      <style:paragraph-properties fo:line-height="100%" fo:text-align="justify" style:justify-single-word="false"/>
      <style:text-properties officeooo:paragraph-rsid="001c2e0e"/>
    </style:style>
    <style:style style:name="P76" style:family="paragraph" style:parent-style-name="Standard">
      <style:paragraph-properties fo:line-height="100%" fo:text-align="justify" style:justify-single-word="false"/>
      <style:text-properties officeooo:paragraph-rsid="001f7710"/>
    </style:style>
    <style:style style:name="P77" style:family="paragraph" style:parent-style-name="Standard">
      <style:paragraph-properties fo:line-height="100%" fo:text-align="justify" style:justify-single-word="false"/>
      <style:text-properties officeooo:rsid="001d8e50" officeooo:paragraph-rsid="001d8e50"/>
    </style:style>
    <style:style style:name="P78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Linux Libertine Display G" fo:font-size="12pt" fo:language="es" fo:country="ES" officeooo:paragraph-rsid="00062768" style:font-size-asian="12pt" style:font-size-complex="12pt"/>
    </style:style>
    <style:style style:name="P79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fo:language="es" fo:country="ES" officeooo:paragraph-rsid="000c6513"/>
    </style:style>
    <style:style style:name="P80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1675bb"/>
    </style:style>
    <style:style style:name="P81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179271"/>
    </style:style>
    <style:style style:name="P82" style:family="paragraph" style:parent-style-name="Standard" style:master-page-name="Standard">
      <style:paragraph-properties fo:line-height="100%" fo:text-align="justify" style:justify-single-word="false" style:page-number="auto" fo:break-before="page"/>
      <style:text-properties officeooo:paragraph-rsid="001f7710"/>
    </style:style>
    <style:style style:name="P83" style:family="paragraph" style:parent-style-name="Standard">
      <style:paragraph-properties fo:line-height="100%" fo:text-align="justify" style:justify-single-word="false" fo:break-before="page"/>
      <style:text-properties style:font-name="Linux Libertine Display G" fo:font-size="12pt" fo:language="es" fo:country="ES" officeooo:paragraph-rsid="0019439c" style:font-size-asian="12pt" style:font-size-complex="12pt"/>
    </style:style>
    <style:style style:name="T1" style:family="text">
      <style:text-properties fo:font-size="12pt" fo:language="es" fo:country="ES" style:font-size-asian="12pt" style:font-size-complex="12pt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2768"/>
    </style:style>
    <style:style style:name="T5" style:family="text">
      <style:text-properties style:use-window-font-color="true" style:font-name="Linux Libertine Display G" fo:font-size="12pt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font-name="Linux Libertine Display G" fo:font-size="12pt" officeooo:rsid="00062768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style:font-name="Linux Libertine Display G" fo:font-size="12pt" officeooo:rsid="000ccc9c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style:font-name="Linux Libertine Display G" fo:font-size="12pt" officeooo:rsid="000afb1f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Linux Libertine Display G" fo:font-size="12pt" officeooo:rsid="000cbddb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Linux Libertine Display G" fo:font-size="12pt" officeooo:rsid="00105448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style:font-name="Linux Libertine Display G" fo:font-size="12pt" officeooo:rsid="00122d5b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Linux Libertine Display G" fo:font-size="12pt" officeooo:rsid="00128ac0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Linux Libertine Display G" fo:font-size="12pt" officeooo:rsid="0011e3ec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Linux Libertine Display G" fo:font-size="12pt" officeooo:rsid="001417d8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Linux Libertine Display G" fo:font-size="12pt" officeooo:rsid="0010e21e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style:font-name="Linux Libertine Display G" fo:font-size="12pt" officeooo:rsid="00118762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style:font-name="Linux Libertine Display G" fo:font-size="12pt" officeooo:rsid="00094b4b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style:font-name="Linux Libertine Display G" fo:font-size="12pt" officeooo:rsid="000c5e3b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Linux Libertine Display G" fo:font-size="12pt" officeooo:rsid="000ee330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Linux Libertine Display G" fo:font-size="12pt" officeooo:rsid="000a5570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Linux Libertine Display G" fo:font-size="12pt" officeooo:rsid="000a195c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style:use-window-font-color="true" style:font-name="Linux Libertine Display G" fo:font-size="12pt" officeooo:rsid="000eac8c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Linux Libertine Display G" fo:font-size="12pt" officeooo:rsid="000be4a7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style:use-window-font-color="true" style:font-name="Linux Libertine Display G" fo:font-size="12pt" officeooo:rsid="000cb18a" style:font-name-asian="Times New Roman" style:font-size-asian="12pt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Linux Libertine Display G" fo:font-size="12pt" officeooo:rsid="000d2299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Linux Libertine Display G" fo:font-size="12pt" officeooo:rsid="000eccd5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Linux Libertine Display G" fo:font-size="12pt" officeooo:rsid="000c9022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Linux Libertine Display G" fo:font-size="12pt" officeooo:rsid="000ae6a3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Linux Libertine Display G" fo:font-size="12pt" officeooo:rsid="00087f36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Linux Libertine Display G" fo:font-size="12pt" officeooo:rsid="000b2b46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Linux Libertine Display G" fo:font-size="12pt" officeooo:rsid="000babb0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Linux Libertine Display G" fo:font-size="12pt" officeooo:rsid="000ce18a" style:font-name-asian="Times New Roman" style:font-size-asian="12pt" style:font-name-complex="Times New Roman" style:font-size-complex="12pt" style:language-complex="ar" style:country-complex="SA"/>
    </style:style>
    <style:style style:name="T33" style:family="text">
      <style:text-properties style:use-window-font-color="true" style:font-name="Linux Libertine Display G" fo:font-size="12pt" officeooo:rsid="00158a40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Linux Libertine Display G" fo:font-size="12pt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Linux Libertine Display G" fo:font-size="12pt" officeooo:rsid="000cbddb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Linux Libertine Display G" fo:font-size="12pt" officeooo:rsid="000afb1f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Linux Libertine Display G" fo:font-size="12pt" officeooo:rsid="000c5e3b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Linux Libertine Display G" fo:font-size="12pt" officeooo:rsid="000ce18a" fo:background-color="#e8f2a1" loext:char-shading-value="0" style:font-name-asian="Times New Roman" style:font-size-asian="12pt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Linux Libertine Display G" fo:font-size="12pt" fo:font-weight="normal" officeooo:rsid="000d229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style:use-window-font-color="true" style:font-name="Linux Libertine Display G" fo:font-size="12pt" fo:font-weight="normal" officeooo:rsid="000c902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1" style:family="text">
      <style:text-properties style:use-window-font-color="true" style:font-name="Linux Libertine Display G" fo:font-size="12pt" fo:font-weight="normal" officeooo:rsid="0013c9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42" style:family="text">
      <style:text-properties style:use-window-font-color="true" style:font-name="Linux Libertine Display G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Linux Libertine Display G" fo:font-size="12pt" fo:language="es" fo:country="ES" officeooo:rsid="00062768" style:font-name-asian="Times New Roman" style:font-size-asian="12pt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Linux Libertine Display G" fo:font-size="12pt" fo:language="es" fo:country="ES" officeooo:rsid="001675bb" style:font-name-asian="Times New Roman" style:font-size-asian="12pt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Linux Libertine Display G" fo:font-size="12pt" fo:language="es" fo:country="ES" officeooo:rsid="00179271" style:font-name-asian="Times New Roman" style:font-size-asian="12pt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Linux Libertine Display G" fo:font-size="12pt" fo:language="es" fo:country="ES" officeooo:rsid="00087f36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Linux Libertine Display G" fo:font-size="12pt" fo:language="es" fo:country="ES" officeooo:rsid="0019439c" style:font-name-asian="Times New Roman" style:font-size-asian="12pt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Linux Libertine Display G" fo:font-size="12pt" fo:language="es" fo:country="ES" officeooo:rsid="0019a1b5" style:font-name-asian="Times New Roman" style:font-size-asian="12pt" style:font-name-complex="Times New Roman" style:font-size-complex="12pt" style:language-complex="ar" style:country-complex="SA"/>
    </style:style>
    <style:style style:name="T49" style:family="text">
      <style:text-properties style:use-window-font-color="true" style:font-name="Linux Libertine Display G" fo:font-size="12pt" fo:language="es" fo:country="ES" officeooo:rsid="001b1b50" style:font-name-asian="Times New Roman" style:font-size-asian="12pt" style:font-name-complex="Times New Roman" style:font-size-complex="12pt" style:language-complex="ar" style:country-complex="SA"/>
    </style:style>
    <style:style style:name="T50" style:family="text">
      <style:text-properties style:use-window-font-color="true" style:font-name="Linux Libertine Display G" fo:font-size="12pt" fo:language="es" fo:country="ES" officeooo:rsid="001c2e0e" style:font-name-asian="Times New Roman" style:font-size-asian="12pt" style:font-name-complex="Times New Roman" style:font-size-complex="12pt" style:language-complex="ar" style:country-complex="SA"/>
    </style:style>
    <style:style style:name="T51" style:family="text">
      <style:text-properties style:use-window-font-color="true" style:font-name="Linux Libertine Display G" fo:font-size="12pt" fo:language="es" fo:country="ES" officeooo:rsid="001ca697" style:font-name-asian="Times New Roman" style:font-size-asian="12pt" style:font-name-complex="Times New Roman" style:font-size-complex="12pt" style:language-complex="ar" style:country-complex="SA"/>
    </style:style>
    <style:style style:name="T52" style:family="text">
      <style:text-properties style:use-window-font-color="true" style:font-name="Linux Libertine Display G" fo:font-size="12pt" fo:language="es" fo:country="ES" officeooo:rsid="001d8e50" style:font-name-asian="Times New Roman" style:font-size-asian="12pt" style:font-name-complex="Times New Roman" style:font-size-complex="12pt" style:language-complex="ar" style:country-complex="SA"/>
    </style:style>
    <style:style style:name="T53" style:family="text">
      <style:text-properties style:use-window-font-color="true" style:font-name="Linux Libertine Display G" fo:font-size="12pt" fo:language="es" fo:country="ES" officeooo:rsid="000ccc9c" style:font-name-asian="Times New Roman" style:font-size-asian="12pt" style:font-name-complex="Times New Roman" style:font-size-complex="12pt" style:language-complex="ar" style:country-complex="SA"/>
    </style:style>
    <style:style style:name="T54" style:family="text">
      <style:text-properties style:use-window-font-color="true" style:font-name="Linux Libertine Display G" fo:font-size="12pt" fo:language="es" fo:country="ES" officeooo:rsid="001f7710" style:font-name-asian="Times New Roman" style:font-size-asian="12pt" style:font-name-complex="Times New Roman" style:font-size-complex="12pt" style:language-complex="ar" style:country-complex="SA"/>
    </style:style>
    <style:style style:name="T55" style:family="text">
      <style:text-properties style:use-window-font-color="true" style:font-name-asian="Times New Roman" style:font-name-complex="Times New Roman" style:language-complex="ar" style:country-complex="SA"/>
    </style:style>
    <style:style style:name="T56" style:family="text">
      <style:text-properties style:use-window-font-color="true" officeooo:rsid="00062768" style:font-name-asian="Times New Roman" style:font-name-complex="Times New Roman" style:language-complex="ar" style:country-complex="SA"/>
    </style:style>
    <style:style style:name="T57" style:family="text">
      <style:text-properties style:use-window-font-color="true" officeooo:rsid="000cbddb" style:font-name-asian="Times New Roman" style:font-name-complex="Times New Roman" style:language-complex="ar" style:country-complex="SA"/>
    </style:style>
    <style:style style:name="T58" style:family="text">
      <style:text-properties style:use-window-font-color="true" officeooo:rsid="00128ac0" style:font-name-asian="Times New Roman" style:font-name-complex="Times New Roman" style:language-complex="ar" style:country-complex="SA"/>
    </style:style>
    <style:style style:name="T59" style:family="text">
      <style:text-properties style:use-window-font-color="true" officeooo:rsid="000dd3d4" style:font-name-asian="Times New Roman" style:font-name-complex="Times New Roman" style:language-complex="ar" style:country-complex="SA"/>
    </style:style>
    <style:style style:name="T60" style:family="text">
      <style:text-properties style:use-window-font-color="true" officeooo:rsid="000a0fbb" style:font-name-asian="Times New Roman" style:font-name-complex="Times New Roman" style:language-complex="ar" style:country-complex="SA"/>
    </style:style>
    <style:style style:name="T61" style:family="text">
      <style:text-properties style:use-window-font-color="true" officeooo:rsid="000ee330" style:font-name-asian="Times New Roman" style:font-name-complex="Times New Roman" style:language-complex="ar" style:country-complex="SA"/>
    </style:style>
    <style:style style:name="T62" style:family="text">
      <style:text-properties style:use-window-font-color="true" officeooo:rsid="000c9022" style:font-name-asian="Times New Roman" style:font-name-complex="Times New Roman" style:language-complex="ar" style:country-complex="SA"/>
    </style:style>
    <style:style style:name="T63" style:family="text">
      <style:text-properties style:use-window-font-color="true" officeooo:rsid="000babb0" style:font-name-asian="Times New Roman" style:font-name-complex="Times New Roman" style:language-complex="ar" style:country-complex="SA"/>
    </style:style>
    <style:style style:name="T64" style:family="text">
      <style:text-properties style:use-window-font-color="true" officeooo:rsid="00087f36" style:font-name-asian="Times New Roman" style:font-name-complex="Times New Roman" style:language-complex="ar" style:country-complex="SA"/>
    </style:style>
    <style:style style:name="T65" style:family="text">
      <style:text-properties style:use-window-font-color="true" officeooo:rsid="00179271" style:font-name-asian="Times New Roman" style:font-name-complex="Times New Roman" style:language-complex="ar" style:country-complex="SA"/>
    </style:style>
    <style:style style:name="T66" style:family="text">
      <style:text-properties style:use-window-font-color="true" officeooo:rsid="000ce18a" style:font-name-asian="Times New Roman" style:font-name-complex="Times New Roman" style:language-complex="ar" style:country-complex="SA"/>
    </style:style>
    <style:style style:name="T67" style:family="text">
      <style:text-properties style:use-window-font-color="true" officeooo:rsid="0019439c" style:font-name-asian="Times New Roman" style:font-name-complex="Times New Roman" style:language-complex="ar" style:country-complex="SA"/>
    </style:style>
    <style:style style:name="T68" style:family="text">
      <style:text-properties style:use-window-font-color="true" officeooo:rsid="0019a1b5" style:font-name-asian="Times New Roman" style:font-name-complex="Times New Roman" style:language-complex="ar" style:country-complex="SA"/>
    </style:style>
    <style:style style:name="T69" style:family="text">
      <style:text-properties style:use-window-font-color="true" officeooo:rsid="001c2e0e" style:font-name-asian="Times New Roman" style:font-name-complex="Times New Roman" style:language-complex="ar" style:country-complex="SA"/>
    </style:style>
    <style:style style:name="T70" style:family="text">
      <style:text-properties style:use-window-font-color="true" officeooo:rsid="001cb6fc" style:font-name-asian="Times New Roman" style:font-name-complex="Times New Roman" style:language-complex="ar" style:country-complex="SA"/>
    </style:style>
    <style:style style:name="T71" style:family="text">
      <style:text-properties style:use-window-font-color="true" officeooo:rsid="001d8e50" style:font-name-asian="Times New Roman" style:font-name-complex="Times New Roman" style:language-complex="ar" style:country-complex="SA"/>
    </style:style>
    <style:style style:name="T72" style:family="text">
      <style:text-properties style:use-window-font-color="true" officeooo:rsid="000ccc9c" style:font-name-asian="Times New Roman" style:font-name-complex="Times New Roman" style:language-complex="ar" style:country-complex="SA"/>
    </style:style>
    <style:style style:name="T73" style:family="text">
      <style:text-properties style:use-window-font-color="true" officeooo:rsid="001f7710" style:font-name-asian="Times New Roman" style:font-name-complex="Times New Roman" style:language-complex="ar" style:country-complex="SA"/>
    </style:style>
    <style:style style:name="T74" style:family="text">
      <style:text-properties style:use-window-font-color="true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75" style:family="text">
      <style:text-properties style:use-window-font-color="true" fo:font-weight="normal" officeooo:rsid="000c9022" style:font-name-asian="Times New Roman" style:font-weight-asian="normal" style:font-name-complex="Times New Roman" style:language-complex="ar" style:country-complex="SA" style:font-weight-complex="normal"/>
    </style:style>
    <style:style style:name="T76" style:family="text">
      <style:text-properties style:use-window-font-color="true" fo:font-weight="normal" officeooo:rsid="000ce18a" style:font-name-asian="Times New Roman" style:font-weight-asian="normal" style:font-name-complex="Times New Roman" style:language-complex="ar" style:country-complex="SA" style:font-weight-complex="normal"/>
    </style:style>
    <style:style style:name="T77" style:family="text">
      <style:text-properties style:use-window-font-color="true" fo:font-weight="normal" officeooo:rsid="001d8e50" style:font-name-asian="Times New Roman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font-weight="normal" officeooo:rsid="00179271" style:font-name-asian="Times New Roman" style:font-weight-asian="normal" style:font-name-complex="Times New Roman" style:language-complex="ar" style:country-complex="SA" style:font-weight-complex="normal"/>
    </style:style>
    <style:style style:name="T79" style:family="text">
      <style:text-properties officeooo:rsid="00087f36"/>
    </style:style>
    <style:style style:name="T80" style:family="text">
      <style:text-properties style:font-name="Linux Libertine Display G" fo:font-size="12pt" style:font-size-asian="12pt" style:font-size-complex="12pt"/>
    </style:style>
    <style:style style:name="T81" style:family="text">
      <style:text-properties style:font-name="Linux Libertine Display G" fo:font-size="12pt" officeooo:rsid="000afb1f" style:font-size-asian="12pt" style:font-size-complex="12pt"/>
    </style:style>
    <style:style style:name="T82" style:family="text">
      <style:text-properties style:font-name="Linux Libertine Display G" fo:font-size="12pt" officeooo:rsid="000cbddb" style:font-size-asian="12pt" style:font-size-complex="12pt"/>
    </style:style>
    <style:style style:name="T83" style:family="text">
      <style:text-properties style:font-name="Linux Libertine Display G" fo:font-size="12pt" officeooo:rsid="000dd3d4" style:font-size-asian="12pt" style:font-size-complex="12pt"/>
    </style:style>
    <style:style style:name="T84" style:family="text">
      <style:text-properties style:font-name="Linux Libertine Display G" fo:font-size="12pt" officeooo:rsid="00062768" style:font-size-asian="12pt" style:font-size-complex="12pt"/>
    </style:style>
    <style:style style:name="T85" style:family="text">
      <style:text-properties style:font-name="Linux Libertine Display G" fo:font-size="12pt" officeooo:rsid="000c5e3b" style:font-size-asian="12pt" style:font-size-complex="12pt"/>
    </style:style>
    <style:style style:name="T86" style:family="text">
      <style:text-properties style:font-name="Linux Libertine Display G" fo:font-size="12pt" officeooo:rsid="0010e21e" style:font-size-asian="12pt" style:font-size-complex="12pt"/>
    </style:style>
    <style:style style:name="T87" style:family="text">
      <style:text-properties style:font-name="Linux Libertine Display G" fo:font-size="12pt" officeooo:rsid="0011e3ec" style:font-size-asian="12pt" style:font-size-complex="12pt"/>
    </style:style>
    <style:style style:name="T88" style:family="text">
      <style:text-properties style:font-name="Linux Libertine Display G" fo:font-size="12pt" officeooo:rsid="000eccd5" style:font-size-asian="12pt" style:font-size-complex="12pt"/>
    </style:style>
    <style:style style:name="T89" style:family="text">
      <style:text-properties style:font-name="Linux Libertine Display G" fo:font-size="12pt" officeooo:rsid="00087f36" style:font-size-asian="12pt" style:font-size-complex="12pt"/>
    </style:style>
    <style:style style:name="T90" style:family="text">
      <style:text-properties style:font-name="Linux Libertine Display G" fo:font-size="12pt" officeooo:rsid="000c9022" style:font-size-asian="12pt" style:font-size-complex="12pt"/>
    </style:style>
    <style:style style:name="T91" style:family="text">
      <style:text-properties style:font-name="Linux Libertine Display G" fo:font-size="12pt" officeooo:rsid="000e7e87" style:font-size-asian="12pt" style:font-size-complex="12pt"/>
    </style:style>
    <style:style style:name="T92" style:family="text">
      <style:text-properties style:font-name="Linux Libertine Display G" fo:font-size="12pt" officeooo:rsid="000eac8c" style:font-size-asian="12pt" style:font-size-complex="12pt"/>
    </style:style>
    <style:style style:name="T93" style:family="text">
      <style:text-properties style:font-name="Linux Libertine Display G" fo:font-size="12pt" officeooo:rsid="00105448" style:font-size-asian="12pt" style:font-size-complex="12pt"/>
    </style:style>
    <style:style style:name="T94" style:family="text">
      <style:text-properties style:font-name="Linux Libertine Display G" fo:font-size="12pt" officeooo:rsid="00122d5b" style:font-size-asian="12pt" style:font-size-complex="12pt"/>
    </style:style>
    <style:style style:name="T95" style:family="text">
      <style:text-properties style:font-name="Linux Libertine Display G" fo:font-size="12pt" officeooo:rsid="00128ac0" style:font-size-asian="12pt" style:font-size-complex="12pt"/>
    </style:style>
    <style:style style:name="T96" style:family="text">
      <style:text-properties style:font-name="Linux Libertine Display G" fo:font-size="12pt" officeooo:rsid="00158a40" style:font-size-asian="12pt" style:font-size-complex="12pt"/>
    </style:style>
    <style:style style:name="T97" style:family="text">
      <style:text-properties style:font-name="Linux Libertine Display G" fo:font-size="12pt" fo:background-color="#e8f2a1" loext:char-shading-value="0" style:font-size-asian="12pt" style:font-size-complex="12pt"/>
    </style:style>
    <style:style style:name="T98" style:family="text">
      <style:text-properties style:font-name="Linux Libertine Display G" fo:font-size="12pt" officeooo:rsid="000c5e3b" fo:background-color="#e8f2a1" loext:char-shading-value="0" style:font-size-asian="12pt" style:font-size-complex="12pt"/>
    </style:style>
    <style:style style:name="T99" style:family="text">
      <style:text-properties style:font-name="Linux Libertine Display G" fo:font-size="12pt" officeooo:rsid="000afb1f" fo:background-color="#e8f2a1" loext:char-shading-value="0" style:font-size-asian="12pt" style:font-size-complex="12pt"/>
    </style:style>
    <style:style style:name="T100" style:family="text">
      <style:text-properties style:font-name="Linux Libertine Display G" fo:font-size="12pt" officeooo:rsid="00105448" fo:background-color="#e8f2a1" loext:char-shading-value="0" style:font-size-asian="12pt" style:font-size-complex="12pt"/>
    </style:style>
    <style:style style:name="T101" style:family="text">
      <style:text-properties style:font-name="Linux Libertine Display G" fo:font-size="12pt" officeooo:rsid="00122d5b" fo:background-color="#e8f2a1" loext:char-shading-value="0" style:font-size-asian="12pt" style:font-size-complex="12pt"/>
    </style:style>
    <style:style style:name="T102" style:family="text">
      <style:text-properties style:font-name="Linux Libertine Display G" fo:font-size="12pt" fo:language="es" fo:country="ES" officeooo:rsid="00062768" style:font-size-asian="12pt" style:font-size-complex="12pt"/>
    </style:style>
    <style:style style:name="T103" style:family="text">
      <style:text-properties style:font-name="Linux Libertine Display G" fo:font-size="12pt" fo:language="es" fo:country="ES" officeooo:rsid="00087f36" style:font-size-asian="12pt" style:font-size-complex="12pt"/>
    </style:style>
    <style:style style:name="T104" style:family="text">
      <style:text-properties style:font-name="Linux Libertine Display G" fo:font-size="12pt" fo:language="es" fo:country="ES" officeooo:rsid="001cb6fc" style:font-size-asian="12pt" style:font-size-complex="12pt"/>
    </style:style>
    <style:style style:name="T105" style:family="text">
      <style:text-properties style:font-name="Linux Libertine Display G" fo:font-size="12pt" fo:language="es" fo:country="ES" officeooo:rsid="00179271" style:font-size-asian="12pt" style:font-size-complex="12pt"/>
    </style:style>
    <style:style style:name="T106" style:family="text">
      <style:text-properties style:font-name="Linux Libertine Display G" fo:font-size="12pt" fo:language="es" fo:country="ES" officeooo:rsid="001f7710" style:font-size-asian="12pt" style:font-size-complex="12pt"/>
    </style:style>
    <style:style style:name="T107" style:family="text">
      <style:text-properties officeooo:rsid="000a0fbb"/>
    </style:style>
    <style:style style:name="T108" style:family="text">
      <style:text-properties officeooo:rsid="000a3640"/>
    </style:style>
    <style:style style:name="T109" style:family="text">
      <style:text-properties officeooo:rsid="000eccd5"/>
    </style:style>
    <style:style style:name="T110" style:family="text">
      <style:text-properties officeooo:rsid="000be4a7"/>
    </style:style>
    <style:style style:name="T111" style:family="text">
      <style:text-properties fo:color="#c9211e" style:font-name="Linux Libertine Display G" fo:font-size="12pt" fo:font-weight="bold" officeooo:rsid="000d229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12" style:family="text">
      <style:text-properties fo:color="#c9211e" fo:font-weight="bold" fo:background-color="#e8f2a1" loext:char-shading-value="0" style:font-weight-asian="bold" style:font-weight-complex="bold"/>
    </style:style>
    <style:style style:name="T113" style:family="text">
      <style:text-properties fo:color="#c9211e" fo:font-weight="bold" style:font-name-asian="Times New Roman" style:font-weight-asian="bold" style:font-name-complex="Times New Roman" style:language-complex="ar" style:country-complex="SA" style:font-weight-complex="bold"/>
    </style:style>
    <style:style style:name="T114" style:family="text">
      <style:text-properties fo:color="#c9211e" fo:font-weight="bold" officeooo:rsid="00087f36" style:font-name-asian="Times New Roman" style:font-weight-asian="bold" style:font-name-complex="Times New Roman" style:language-complex="ar" style:country-complex="SA" style:font-weight-complex="bold"/>
    </style:style>
    <style:style style:name="T115" style:family="text">
      <style:text-properties fo:color="#c9211e" fo:font-weight="bold" officeooo:rsid="001cb6fc" style:font-name-asian="Times New Roman" style:font-weight-asian="bold" style:font-name-complex="Times New Roman" style:language-complex="ar" style:country-complex="SA" style:font-weight-complex="bold"/>
    </style:style>
    <style:style style:name="T116" style:family="text">
      <style:text-properties fo:color="#c9211e" fo:font-weight="bold" officeooo:rsid="001d8e50" style:font-name-asian="Times New Roman" style:font-weight-asian="bold" style:font-name-complex="Times New Roman" style:language-complex="ar" style:country-complex="SA" style:font-weight-complex="bold"/>
    </style:style>
    <style:style style:name="T117" style:family="text">
      <style:text-properties fo:color="#c9211e" fo:font-weight="bold" officeooo:rsid="0021626a" style:font-name-asian="Times New Roman" style:font-weight-asian="bold" style:font-name-complex="Times New Roman" style:language-complex="ar" style:country-complex="SA" style:font-weight-complex="bold"/>
    </style:style>
    <style:style style:name="T118" style:family="text">
      <style:text-properties officeooo:rsid="000ae6a3"/>
    </style:style>
    <style:style style:name="T119" style:family="text">
      <style:text-properties officeooo:rsid="000eac8c"/>
    </style:style>
    <style:style style:name="T120" style:family="text">
      <style:text-properties officeooo:rsid="00105448"/>
    </style:style>
    <style:style style:name="T121" style:family="text">
      <style:text-properties fo:background-color="#e8f2a1" loext:char-shading-value="0"/>
    </style:style>
    <style:style style:name="T122" style:family="text">
      <style:text-properties fo:background-color="#e8f2a1" loext:char-shading-value="0"/>
    </style:style>
    <style:style style:name="T123" style:family="text">
      <style:text-properties officeooo:rsid="00128ac0"/>
    </style:style>
    <style:style style:name="T124" style:family="text">
      <style:text-properties officeooo:rsid="0013c95f"/>
    </style:style>
    <style:style style:name="T125" style:family="text">
      <style:text-properties officeooo:rsid="00179271"/>
    </style:style>
    <style:style style:name="T126" style:family="text">
      <style:text-properties fo:color="#069a2e" officeooo:rsid="000ce18a" style:font-name-asian="Times New Roman" style:font-name-complex="Times New Roman" style:language-complex="ar" style:country-complex="SA"/>
    </style:style>
    <style:style style:name="T127" style:family="text">
      <style:text-properties fo:color="#069a2e" officeooo:rsid="00179271" style:font-name-asian="Times New Roman" style:font-name-complex="Times New Roman" style:language-complex="ar" style:country-complex="SA"/>
    </style:style>
    <style:style style:name="T128" style:family="text">
      <style:text-properties fo:color="#069a2e" officeooo:rsid="0019439c" style:font-name-asian="Times New Roman" style:font-name-complex="Times New Roman" style:language-complex="ar" style:country-complex="SA"/>
    </style:style>
    <style:style style:name="T129" style:family="text">
      <style:text-properties officeooo:rsid="001cb6fc"/>
    </style:style>
    <style:style style:name="T130" style:family="text">
      <style:text-properties officeooo:rsid="001f77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bookmark-start text:name="__RefHeading___Toc307573171"/><text:span text:style-name="T56">Caso de uso: </text:span>[The use case name and functional area/package it resides in.]<text:bookmark-end text:name="__RefHeading___Toc307573171"/></text:p>
      <text:p text:style-name="P8"/>
      <text:p text:style-name="P8"><text:bookmark-start text:name="__RefHeading___Toc307573172"/><text:span text:style-name="T56">Descripción: </text:span>[A brief description of this <text:span text:style-name="T3">Use Case Specification</text:span>.]<text:bookmark-end text:name="__RefHeading___Toc307573172"/></text:p>
      <text:p text:style-name="P8"/>
      <text:p text:style-name="P21"><text:bookmark-start text:name="__RefHeading___Toc307573174"/>Actores implicados:<text:bookmark-end text:name="__RefHeading___Toc307573174"/></text:p>
      <text:p text:style-name="P21"/>
      <text:p text:style-name="P8"><text:bookmark-start text:name="__RefHeading___Toc307573185"/>Pre-Condi<text:span text:style-name="T4">ciones: </text:span>[A constraint that must be true when a use case is invoked]<text:bookmark-end text:name="__RefHeading___Toc307573185"/></text:p>
      <text:p text:style-name="P8"/>
      <text:p text:style-name="P9"><text:span text:style-name="T56">Flujo principal: </text:span>[The part of a use case that describes its most common implementation. <text:s/>The basic flow is written assuming that no errors or alternatives exist. <text:s/>Provide a short description of what the base flow should accomplish.]</text:p>
      <text:p text:style-name="P9"/>
      <text:p text:style-name="P9"><text:span text:style-name="T79"><text:tab/>1. </text:span>&lt; workflow step&gt;</text:p>
      <text:p text:style-name="P9"><text:span text:style-name="T79"><text:tab/>2. </text:span>The use case ends.<text:bookmark text:name="__RefHeading___Toc307573179"/></text:p>
      <text:p text:style-name="P7"/>
      <text:p text:style-name="P8"><text:span text:style-name="T4">Flujo alternativo: </text:span><text:bookmark-start text:name="__RefHeading___Toc307573180"/>&lt;name of alternate workflow&gt;<text:bookmark-end text:name="__RefHeading___Toc307573180"/> [A brief description of the alternate workflow.]</text:p>
      <text:p text:style-name="P8"/>
      <text:p text:style-name="P9"><text:span text:style-name="T79"><text:tab/>1. </text:span>&lt; workflow step&gt;</text:p>
      <text:p text:style-name="P9"><text:span text:style-name="T79"><text:tab/>2. </text:span>The use case ends.<text:bookmark text:name="__RefHeading___Toc307573181"/></text:p>
      <text:p text:style-name="P7"/>
      <text:p text:style-name="P8"><text:span text:style-name="T4">Flujo excepcional: </text:span>[The part of a use case that describes its error conditions.] <text:bookmark-start text:name="__RefHeading___Toc307573182"/>&lt;name of exception workflow&gt;<text:bookmark-end text:name="__RefHeading___Toc307573182"/> [A brief description of the exception workflow.]</text:p>
      <text:p text:style-name="P8"/>
      <text:p text:style-name="P9"><text:span text:style-name="T79"><text:tab/>1. </text:span>&lt; workflow step&gt;</text:p>
      <text:p text:style-name="P9"><text:span text:style-name="T79"><text:tab/>2. </text:span>The use case resumes at step 2 of the base flow.</text:p>
      <text:p text:style-name="P7"/>
      <text:p text:style-name="P8"><text:span text:style-name="T56">Requisitos especiales: </text:span>[The special requirements of the use case are included here. <text:s/>These requirements are not covered by the workflow as it has been described in the sections above.] <text:bookmark-start text:name="__RefHeading___Toc307573184"/>&lt;Name of Special Requirement&gt;<text:bookmark-end text:name="__RefHeading___Toc307573184"/> [A brief description of the special requirement.]</text:p>
      <text:p text:style-name="P7"><text:s text:c="2"/></text:p>
      <text:p text:style-name="P7"><text:bookmark-start text:name="__RefHeading___Toc307573186"/>Post-Condi<text:span text:style-name="T4">ciones: </text:span>[A constraint that must be true when a use case has ended]<text:bookmark-end text:name="__RefHeading___Toc307573186"/></text:p>
      <text:p text:style-name="P7"/>
      <text:p text:style-name="P23"><text:bookmark-start text:name="__RefHeading___Toc307573187"/>Puntos de extensión:<text:bookmark-end text:name="__RefHeading___Toc307573187"/></text:p>
      <text:p text:style-name="P7"><text:s text:c="2"/><text:bookmark-start text:name="__RefHeading___Toc307573188"/>&lt;&lt;Includes&gt;&gt;<text:bookmark-end text:name="__RefHeading___Toc307573188"/></text:p>
      <text:p text:style-name="P7">[In Unified Modeling Language (UML), a relationship from a base use case to an included use case specifying how the behavior defined for the included use case can be inserted into the behavior defined for the base use case.]</text:p>
      <text:p text:style-name="P7"><text:s text:c="2"/><text:bookmark-start text:name="__RefHeading___Toc307573189"/>&lt;&lt;Extends&gt;&gt;<text:bookmark-end text:name="__RefHeading___Toc307573189"/></text:p>
      <text:p text:style-name="P7">[In UML, a relationship from an extending use case to a base use case specifying how the behavior defined for the extending use case can be optionally inserted into the behavior defined for the base use case.]</text:p>
      <text:p text:style-name="P7"/>
      <text:p text:style-name="P79"><text:span text:style-name="T6">Caso de uso: </text:span><text:span text:style-name="T7">CU01_RecuperarContraseña</text:span></text:p>
      <text:p text:style-name="P10"/>
      <text:p text:style-name="P37"><text:bookmark-start text:name="__RefHeading___Toc3075731721"/><text:span text:style-name="T6">Descripción: </text:span><text:span text:style-name="T8">Cuando un usuario previamente registrado en el sistema intenta acceder al mismo pero no recuerda su contraseña</text:span><text:bookmark-end text:name="__RefHeading___Toc3075731721"/></text:p>
      <text:p text:style-name="P10"/>
      <text:p text:style-name="P37"><text:bookmark-start text:name="__RefHeading___Toc3075731741"/><text:span text:style-name="T6">Actores implicados: </text:span><text:span text:style-name="T8">Usuario Anónimo</text:span><text:bookmark-end text:name="__RefHeading___Toc3075731741"/></text:p>
      <text:p text:style-name="P10"/>
      <text:p text:style-name="P22">Flujo principal:</text:p>
      <text:p text:style-name="P22"/>
      <text:p text:style-name="P37"><text:span text:style-name="T9"><text:tab/>1. </text:span><text:span text:style-name="T81">el usuario hace click en la opción “¿olvido su contraseña?”</text:span></text:p>
      <text:p text:style-name="P37"><text:span text:style-name="T9"><text:tab/></text:span><text:span text:style-name="T35">2. </text:span><text:span text:style-name="T36">el sistema</text:span><text:span text:style-name="T99"> </text:span><text:span text:style-name="T100">presenta el formulario de recuperación (</text:span><text:span text:style-name="T99">correo electrónico</text:span><text:span text:style-name="T100">)</text:span></text:p>
      <text:p text:style-name="P41"><text:span text:style-name="T82"><text:tab/>3. </text:span><text:span text:style-name="T81">el usuario introduce su correo y pulsa “enviar”</text:span></text:p>
      <text:p text:style-name="P42"><text:span text:style-name="T81"><text:tab/>4. </text:span><text:span text:style-name="T93">el sistema </text:span><text:span text:style-name="T10">comprueba</text:span><text:span text:style-name="T93"> los datos</text:span></text:p>
      <text:p text:style-name="P37"><text:span text:style-name="T82"><text:tab/></text:span><text:span text:style-name="T93">5</text:span><text:span text:style-name="T82">. </text:span><text:span text:style-name="T93">datos correctos. </text:span><text:span text:style-name="T81">el sistema envía un e-mail con un link a la página de nueva contraseña <text:tab/></text:span><text:span text:style-name="T82">e informa de ello al usuario </text:span><text:span text:style-name="T83">por pantalla</text:span><text:span text:style-name="T82">.</text:span></text:p>
      <text:p text:style-name="P38"><text:span text:style-name="T94"><text:tab/>6</text:span><text:span text:style-name="T82">. </text:span><text:span text:style-name="T81">el usuario accede a </text:span><text:span text:style-name="T83">través del link</text:span></text:p>
      <text:p text:style-name="P38"><text:span text:style-name="T93"><text:tab/></text:span><text:span text:style-name="T101">7. </text:span><text:span text:style-name="T100">el sistema muestra el formulario de nueva contraseña</text:span></text:p>
      <text:p text:style-name="P42"><text:span text:style-name="T93"><text:tab/></text:span><text:span text:style-name="T94">8. </text:span><text:span text:style-name="T93">el usuario </text:span><text:span text:style-name="T81">introduce </text:span><text:span text:style-name="T83">y envía </text:span><text:span text:style-name="T81">la nueva contraseña.</text:span></text:p>
      <text:p text:style-name="P43"><text:span text:style-name="T81"><text:tab/></text:span><text:span text:style-name="T94">9. </text:span><text:span text:style-name="T81">E</text:span><text:span text:style-name="T80">l sistema comprueba los datos</text:span></text:p>
      <text:p text:style-name="P37"><text:span text:style-name="T82"><text:tab/></text:span><text:span text:style-name="T94">10</text:span><text:span text:style-name="T82">. </text:span><text:span text:style-name="T93">datos correctos. </text:span><text:span text:style-name="T81">el sistema </text:span><text:span text:style-name="T82">registra la nueva contraseña y </text:span><text:span text:style-name="T81">muestra confirmación tanto <text:tab/>en pantalla como enviando</text:span><text:span text:style-name="T82"> </text:span><text:span text:style-name="T81">e-mail</text:span><text:bookmark-start text:name="__RefHeading___Toc3075731791"/><text:span text:style-name="T81"> </text:span><text:bookmark-end text:name="__RefHeading___Toc3075731791"/><text:span text:style-name="T82">a la dirección del usuario.</text:span></text:p>
      <text:p text:style-name="P10"/>
      <text:p text:style-name="P40"><text:span text:style-name="T84">Flujo</text:span><text:span text:style-name="T96">s</text:span><text:span text:style-name="T84"> alternativo</text:span><text:span text:style-name="T96">s</text:span><text:span text:style-name="T84"> </text:span><text:span text:style-name="T82">1 </text:span><text:span text:style-name="T96">y 2</text:span><text:span text:style-name="T84">: </text:span><text:span text:style-name="T84"><text:reference-ref text:reference-format="text" text:ref-name="errorFormulario">error_datos_formulario</text:reference-ref></text:span><text:span text:style-name="T84">. </text:span><text:span text:style-name="T94">L</text:span><text:span text:style-name="T11">a información enviada </text:span><text:span text:style-name="T12">en el punto 3 </text:span><text:span text:style-name="T11">no corresponde con una dirección de correo electrónico válida, ó </text:span><text:span text:style-name="T33">l</text:span><text:span text:style-name="T11">a información enviada </text:span><text:span text:style-name="T12">en el punto 8 </text:span><text:span text:style-name="T11">no corresponde con una c</text:span><text:span text:style-name="T12">ontraseña</text:span><text:span text:style-name="T11"> válida</text:span></text:p>
      <text:p text:style-name="P47"/>
      <text:p text:style-name="P40"><text:span text:style-name="T14">(A)</text:span><text:span text:style-name="T6"> d</text:span><text:span text:style-name="T11">atos incorrectos. El </text:span><text:span text:style-name="T15">sistema detecta </text:span><text:span text:style-name="T16">la condición de error.</text:span><text:span text:style-name="T11"> </text:span><text:span text:style-name="T14">(B)</text:span><text:span text:style-name="T11"> </text:span><text:span text:style-name="T16">e</text:span><text:span text:style-name="T14">l sistema vuelve a la</text:span><text:span text:style-name="T16"> </text:span><text:span text:style-name="T15">pá</text:span><text:span text:style-name="T14">gina de formulario</text:span><text:span text:style-name="T15">. </text:span><text:span text:style-name="T14">(C)</text:span><text:span text:style-name="T12"> el sistema superpone </text:span><text:span text:style-name="T16">m</text:span><text:span text:style-name="T12">ensaje</text:span><text:span text:style-name="T16"> acerca de</text:span><text:span text:style-name="T12">l</text:span><text:span text:style-name="T16"> error concret</text:span><text:span text:style-name="T12">o</text:span><text:span text:style-name="T16"> y</text:span><text:span text:style-name="T15"> remarca los campos que deben ser modificados, </text:span><text:span text:style-name="T13">manteniendo el resto de campos, </text:span><text:span text:style-name="T12">si los hay,</text:span><text:span text:style-name="T13"> con la información original.</text:span></text:p>
      <text:p text:style-name="P58"/>
      <text:p text:style-name="P37"><text:span text:style-name="T84">Flujo alternativo </text:span><text:span text:style-name="T95">3</text:span><text:span text:style-name="T84">: </text:span><text:bookmark-start text:name="__RefHeading___Toc3075731801"/><text:span text:style-name="T6">u</text:span><text:bookmark-end text:name="__RefHeading___Toc3075731801"/><text:span text:style-name="T9">suario_no_registrado. El usuario no se había registrado con anterioridad</text:span></text:p>
      <text:p text:style-name="P25"/>
      <text:p text:style-name="P25"><text:tab/><text:span text:style-name="T123">5</text:span>.b. <text:span text:style-name="T123">no existe</text:span> cuenta con el e-mail facilitado. <text:span text:style-name="T123">El sistema</text:span> no envía correo<text:bookmark text:name="__RefHeading___Toc3075731811"/> <text:span text:style-name="T123">alguno</text:span></text:p>
      <text:p text:style-name="P10"/>
      <text:p text:style-name="P37"><text:span text:style-name="T84">Flujo </text:span><text:span text:style-name="T6">e</text:span><text:span text:style-name="T12">xcepcional</text:span><text:span text:style-name="T84">: </text:span><text:bookmark-start text:name="__RefHeading___Toc30757318011"/><text:span text:style-name="T9">t</text:span><text:bookmark-end text:name="__RefHeading___Toc30757318011"/><text:span text:style-name="T9">ime_out. El usuario no envía la nueva contraseña en las X horas posteriores a la solicitud</text:span></text:p>
      <text:p text:style-name="P25"/>
      <text:p text:style-name="P10"><text:span text:style-name="T57"><text:tab/></text:span><text:span text:style-name="T58">8</text:span><text:span text:style-name="T57">.b. el sistema d</text:span><text:span text:style-name="T59">etecta el timeout e inhabilita la página de nueva contraseña</text:span></text:p>
      <text:p text:style-name="P26"/>
      <text:p text:style-name="P79"><text:span text:style-name="T6">Caso de uso: </text:span><text:span text:style-name="T7">CU02_A</text:span><text:span text:style-name="T17">lta</text:span></text:p>
      <text:p text:style-name="P10"/>
      <text:p text:style-name="P10"><text:bookmark-start text:name="__RefHeading___Toc3075731722"/><text:span text:style-name="T56">Descripción: </text:span><text:span text:style-name="T60">Proceso por el cual se crea un nuevo usuario registrado.</text:span><text:bookmark-end text:name="__RefHeading___Toc3075731722"/></text:p>
      <text:p text:style-name="P10"/>
      <text:p text:style-name="P22"><text:bookmark-start text:name="__RefHeading___Toc3075731742"/>Actores implicados: <text:span text:style-name="T107">Usuario Anónimo</text:span><text:bookmark-end text:name="__RefHeading___Toc3075731742"/></text:p>
      <text:p text:style-name="P22"/>
      <text:p text:style-name="P37"><text:bookmark-start text:name="__RefHeading___Toc3075731851"/><text:span text:style-name="T80">Pre-Condi</text:span><text:span text:style-name="T84">ciones: </text:span><text:span text:style-name="T6">n</text:span><text:span text:style-name="T18">os encontramos situados en cualquiera de las página a las que tiene acceso un usuario anónimo</text:span><text:bookmark-end text:name="__RefHeading___Toc3075731851"/></text:p>
      <text:p text:style-name="P10"/>
      <text:p text:style-name="P22">Flujo principal:</text:p>
      <text:p text:style-name="P22"/>
      <text:p text:style-name="P37"><text:span text:style-name="T18"><text:tab/>1. el</text:span><text:span text:style-name="T85"> usuario anónimo pincha en la opción “Registrarse” que aparece arriba en todas las <text:tab/>páginas a las que tiene acceso</text:span></text:p>
      <text:p text:style-name="P37"><text:span text:style-name="T85"><text:tab/></text:span><text:span text:style-name="T98">2. el sistema presenta el formulario de acceso</text:span><text:span text:style-name="T97">.</text:span></text:p>
      <text:p text:style-name="P19"><text:tab/>3. el usuario introduce sus datos personales y los envía</text:p>
      <text:p text:style-name="P44"><text:span text:style-name="T80"><text:tab/>4. el sistema </text:span><text:span text:style-name="T86">comprueba los datos</text:span></text:p>
      <text:p text:style-name="P38"><text:span text:style-name="T93"><text:tab/>5. datos correctos. El sistema </text:span><text:span text:style-name="T85">envía </text:span><text:span text:style-name="T18">p</text:span><text:span text:style-name="T10">or</text:span><text:span text:style-name="T85"> e-mail </text:span><text:span text:style-name="T93">un link </text:span><text:span text:style-name="T85">de confirmación </text:span><text:span text:style-name="T18">d</text:span><text:span text:style-name="T85">e seguridad</text:span></text:p>
      <text:p text:style-name="P14"><text:tab/>5. el usuario <text:span text:style-name="T120">accede al link</text:span>, confirmado así su dirección de correo</text:p>
      <text:p text:style-name="P37"><text:span text:style-name="T85"><text:tab/>6. el sistema registra la informacion del usuario y le muestra mensaje de confirmación/<text:tab/></text:span><text:span text:style-name="T87">bienvenida</text:span><text:span text:style-name="T85"> por pantalla y por e-mail.</text:span></text:p>
      <text:p text:style-name="P10"/>
      <text:p text:style-name="P38"><text:span text:style-name="T84">Flujo alternativo </text:span><text:span text:style-name="T87">1</text:span><text:span text:style-name="T84">: </text:span><text:span text:style-name="T84"><text:reference-ref text:reference-format="text" text:ref-name="errorFormulario">error_datos_formulario</text:reference-ref></text:span><text:span text:style-name="T84">. </text:span><text:span text:style-name="T86">El sistema detecta que los </text:span><text:span text:style-name="T6">d</text:span><text:span text:style-name="T15">atos proporcionados por el usuario que deben ser únicos coinciden con otro usuario ya registrado, ó que faltan datos obligatorios.</text:span></text:p>
      <text:p text:style-name="P10"/>
      <text:p text:style-name="P37"><text:span text:style-name="T84">Flujo excepcional:</text:span><text:bookmark-start text:name="__RefHeading___Toc3075731802"/><text:span text:style-name="T84"> </text:span><text:bookmark-end text:name="__RefHeading___Toc3075731802"/><text:span text:style-name="T84">time_out. </text:span><text:span text:style-name="T9">El usuario no </text:span><text:span text:style-name="T10">accede al link</text:span><text:span text:style-name="T9"> en las X horas posteriores a </text:span><text:span text:style-name="T10">su </text:span><text:span text:style-name="T19">envío</text:span></text:p>
      <text:p text:style-name="P25"/>
      <text:p text:style-name="P10"><text:span text:style-name="T57"><text:tab/></text:span><text:span text:style-name="T59">5</text:span><text:span text:style-name="T57">.b. el sistema d</text:span><text:span text:style-name="T59">etecta el timeout e inhabilita la página de</text:span><text:bookmark text:name="__RefHeading___Toc3075731812"/><text:span text:style-name="T59"> </text:span><text:span text:style-name="T61">confirmación de registro</text:span></text:p>
      <text:p text:style-name="P26"/>
      <text:p text:style-name="P79"><text:span text:style-name="T6">Caso de uso: </text:span><text:span text:style-name="T7">CU03_</text:span><text:span text:style-name="T20">Login</text:span></text:p>
      <text:p text:style-name="P10"/>
      <text:p text:style-name="P37"><text:bookmark-start text:name="__RefHeading___Toc3075731723"/><text:span text:style-name="T6">Descripción: </text:span><text:span text:style-name="T20">O</text:span><text:span text:style-name="T21">peraciones que tienen lugar durante el proceso de inicio de sesión de un usuario</text:span><text:bookmark-end text:name="__RefHeading___Toc3075731723"/></text:p>
      <text:p text:style-name="P10"/>
      <text:p text:style-name="P22"><text:bookmark-start text:name="__RefHeading___Toc3075731743"/>Actores implicados: <text:span text:style-name="T108">Usuario Anónimo</text:span><text:bookmark-end text:name="__RefHeading___Toc3075731743"/></text:p>
      <text:p text:style-name="P22"/>
      <text:p text:style-name="P37"><text:bookmark-start text:name="__RefHeading___Toc3075731852"/><text:span text:style-name="T80">Pre-Condi</text:span><text:span text:style-name="T84">ciones: </text:span><text:span text:style-name="T6">n</text:span><text:span text:style-name="T18">os encontramos situados en cualquiera de las página a las que tiene acceso un usuario anónimo </text:span><text:span text:style-name="T20">y este </text:span><text:span text:style-name="T18">pincha en la opción “L</text:span><text:span text:style-name="T20">ogin</text:span><text:span text:style-name="T18">” que aparece arriba en todas e</text:span><text:span text:style-name="T20">stas</text:span><text:span text:style-name="T18"> páginas, ó </text:span><text:span text:style-name="T20">lo hace en “Comprar” en la página de algún producto.</text:span><text:bookmark-end text:name="__RefHeading___Toc3075731852"/></text:p>
      <text:p text:style-name="P10"/>
      <text:p text:style-name="P22">Flujo principal:</text:p>
      <text:p text:style-name="P10"/>
      <text:p text:style-name="P37"><text:span text:style-name="T18"><text:tab/></text:span><text:span text:style-name="T37">1. </text:span><text:span text:style-name="T98">el sistema presenta el formulario de acceso</text:span><text:span text:style-name="T97">.</text:span></text:p>
      <text:p text:style-name="P19"><text:tab/>2. el usuario introduce sus credenciales y los envía</text:p>
      <text:p text:style-name="P20"><text:tab/>3. el sistema verifica los datos enviados</text:p>
      <text:p text:style-name="P15"><text:tab/><text:span text:style-name="T119">4</text:span>.<text:span text:style-name="T119"> datos correctos. E</text:span>l sistema vuelve a la página donde se estaba, esta vez como U<text:span text:style-name="T119">R</text:span>.</text:p>
      <text:p text:style-name="P10"/>
      <text:p text:style-name="P37"><text:span text:style-name="T84">Flujo alternativo: </text:span><text:bookmark-start text:name="__RefHeading___Toc3075731803"/><text:reference-mark-start text:name="errorFormulario"/><text:span text:style-name="T22">e</text:span><text:bookmark-end text:name="__RefHeading___Toc3075731803"/><text:span text:style-name="T22">rror_datos_formulario</text:span><text:reference-mark-end text:name="errorFormulario"/></text:p>
      <text:p text:style-name="P10"><text:s text:c="2"/></text:p>
      <text:p text:style-name="P26"><text:bookmark-start text:name="__RefHeading___Toc3075731861"/>Post-Condiciones: se ha efectuado el login de un usuario<text:bookmark-end text:name="__RefHeading___Toc3075731861"/></text:p>
      <text:p text:style-name="P27"/>
      <text:p text:style-name="P79"><text:span text:style-name="T6">Caso de uso: </text:span><text:span text:style-name="T7">CU04_Buscar</text:span></text:p>
      <text:p text:style-name="P10"/>
      <text:p text:style-name="P37"><text:bookmark-start text:name="__RefHeading___Toc3075731724"/><text:span text:style-name="T6">Descripción: </text:span><text:span text:style-name="T23">Un usuario explora el catálogo y acaba por abrir la ficha de un producto</text:span><text:bookmark-end text:name="__RefHeading___Toc3075731724"/></text:p>
      <text:p text:style-name="P10"/>
      <text:p text:style-name="P22"><text:bookmark-start text:name="__RefHeading___Toc3075731744"/>Actores implicados: <text:span text:style-name="T110">Usuario Anónimo, Usuario Registrado</text:span><text:bookmark-end text:name="__RefHeading___Toc3075731744"/></text:p>
      <text:p text:style-name="P22"/>
      <text:p text:style-name="P37"><text:bookmark-start text:name="__RefHeading___Toc3075731853"/><text:span text:style-name="T80">Pre-Condi</text:span><text:span text:style-name="T84">ciones: </text:span><text:span text:style-name="T6">N</text:span><text:span text:style-name="T23">os encontramos en cualquiera de las páginas que dan acceso al catálogo</text:span><text:bookmark-end text:name="__RefHeading___Toc3075731853"/></text:p>
      <text:p text:style-name="P10"/>
      <text:p text:style-name="P22">Flujo principal:</text:p>
      <text:p text:style-name="P10"/>
      <text:p text:style-name="P37"><text:span text:style-name="T89"><text:tab/>1. </text:span><text:span text:style-name="T24">el usuario </text:span><text:span text:style-name="T25">hace click en alguna de las categorías que el </text:span><text:span text:style-name="T111">catálogo flotante</text:span><text:span text:style-name="T25"> le muestra</text:span></text:p>
      <text:p text:style-name="P37"><text:span text:style-name="T25"><text:tab/>2. el sistema muestra la </text:span><text:span text:style-name="T111">página de resultados de búsqueda</text:span></text:p>
      <text:p text:style-name="P33"><text:tab/>3. el usuario hace click en alguno de los productos mostrados</text:p>
      <text:p text:style-name="P37"><text:span text:style-name="T39"><text:tab/>4. el sistema muestra la </text:span><text:span text:style-name="T111">página de ficha de producto</text:span><text:bookmark text:name="__RefHeading___Toc3075731792"/></text:p>
      <text:p text:style-name="P10"/>
      <text:p text:style-name="P37"><text:span text:style-name="T84">Flujo alternativo </text:span><text:span text:style-name="T88">1</text:span><text:span text:style-name="T84">: </text:span><text:bookmark-start text:name="__RefHeading___Toc3075731804"/><text:span text:style-name="T6">r</text:span><text:bookmark-end text:name="__RefHeading___Toc3075731804"/><text:span text:style-name="T25">efinamiento de búsqueda. Una vez en la página de resultados de búsqueda, el usuario a</text:span><text:span text:style-name="T26">ltera</text:span><text:span text:style-name="T25"> algún criterio de filtro de los mostrados a la izquierda</text:span></text:p>
      <text:p text:style-name="P10"/>
      <text:p text:style-name="P16"><text:bookmark-start text:name="__RefHeading___Toc3075731814"/><text:tab/>3.b. el usuario selecciona/<text:span text:style-name="T109">deselecciona</text:span> algún criterio de filtro de entre los mostrados en la <text:tab/>página de resultados de búsqueda. GOTO punto 2 del flujo principal.<text:bookmark-end text:name="__RefHeading___Toc3075731814"/></text:p>
      <text:p text:style-name="P10"/>
      <text:p text:style-name="P37"><text:span text:style-name="T84">Flujo alternativo </text:span><text:span text:style-name="T88">2</text:span><text:span text:style-name="T84">: </text:span><text:span text:style-name="T6">bú</text:span><text:span text:style-name="T26">squeda por texto</text:span><text:span text:style-name="T25">. E</text:span><text:span text:style-name="T26">l usuario introduce una cadena de texto en el cuadro de búsqueda</text:span></text:p>
      <text:p text:style-name="P10"/>
      <text:p text:style-name="P30"><text:bookmark-start text:name="__RefHeading___Toc30757318111"/><text:tab/>1.b. el usuario introduce una cadena de texto en el cuadro de búsqueda y pincha en <text:tab/>“buscar”. GOTO punto 2 del flujo principal.<text:bookmark-end text:name="__RefHeading___Toc30757318111"/></text:p>
      <text:p text:style-name="P27"/>
      <text:p text:style-name="P79"><text:span text:style-name="T6">Caso de uso: </text:span><text:span text:style-name="T7">CU05_Baja</text:span></text:p>
      <text:p text:style-name="P10"/>
      <text:p text:style-name="P37"><text:bookmark-start text:name="__RefHeading___Toc3075731725"/><text:span text:style-name="T6">Descripción: </text:span><text:span text:style-name="T27">Un usuario decide eliminar su cuenta en la tienda online</text:span><text:bookmark-end text:name="__RefHeading___Toc3075731725"/></text:p>
      <text:p text:style-name="P10"/>
      <text:p text:style-name="P10"><text:bookmark-start text:name="__RefHeading___Toc3075731745"/><text:span text:style-name="T56">Actores implicados: </text:span><text:span text:style-name="T62">Usuario Registrado</text:span><text:bookmark-end text:name="__RefHeading___Toc3075731745"/></text:p>
      <text:p text:style-name="P10"/>
      <text:p text:style-name="P22">Flujo principal:</text:p>
      <text:p text:style-name="P22"/>
      <text:p text:style-name="P17"><text:bookmark-start text:name="__RefHeading___Toc3075731793"/><text:span text:style-name="T56"><text:tab/>1. </text:span><text:span text:style-name="T55">el usuario hace click en “</text:span><text:span text:style-name="T113">área personal”</text:span><text:bookmark-end text:name="__RefHeading___Toc3075731793"/></text:p>
      <text:p text:style-name="P17"><text:span text:style-name="T74"><text:tab/>2. el sistema muestra la </text:span><text:span text:style-name="T113">página de área personal</text:span></text:p>
      <text:p text:style-name="P34"><text:tab/>3. el usuario selecciona “eliminar cuenta”</text:p>
      <text:p text:style-name="P34"><text:tab/><text:span text:style-name="T121">4. el sistema muestra </text:span><text:span text:style-name="T112">formulario de eliminación de cuenta</text:span></text:p>
      <text:p text:style-name="P35"><text:tab/>5. el usuario rellena y envía el formulario</text:p>
      <text:p text:style-name="P36"><text:tab/>6. el sistema comprueba los datos</text:p>
      <text:p text:style-name="P34"><text:tab/><text:span text:style-name="T124">7</text:span>. <text:span text:style-name="T124">datos correctos. </text:span>el sistema p<text:span text:style-name="T124">ide confirmación a través de cuadro de diálogo</text:span></text:p>
      <text:p text:style-name="P34"><text:tab/><text:span text:style-name="T124">8</text:span>. el usuario confirma</text:p>
      <text:p text:style-name="P37"><text:span text:style-name="T40"><text:tab/></text:span><text:span text:style-name="T41">9</text:span><text:span text:style-name="T40">. el sistema a</text:span><text:span text:style-name="T41">ctualiza</text:span><text:span text:style-name="T40"> estado del usuario y muestra mensaje de confirmación.</text:span></text:p>
      <text:p text:style-name="P34"><text:tab/><text:span text:style-name="T124">10</text:span>. el sistema envía e-mail de confirmación</text:p>
      <text:p text:style-name="P34"><text:tab/>1<text:span text:style-name="T124">1</text:span>. el <text:span text:style-name="T124">sistema muestra la página de inicio</text:span></text:p>
      <text:p text:style-name="P10"/>
      <text:p text:style-name="P39"><text:span text:style-name="T84">Flujo </text:span><text:span text:style-name="T6">a</text:span><text:span text:style-name="T22">lternativo 1</text:span><text:bookmark-start text:name="__RefHeading___Toc3075731805"/><text:span text:style-name="T6">:</text:span><text:bookmark-end text:name="__RefHeading___Toc3075731805"/><text:span text:style-name="T6"> </text:span><text:span text:style-name="T6"><text:reference-ref text:reference-format="text" text:ref-name="errorFormulario">error_datos_formulario</text:reference-ref></text:span></text:p>
      <text:p text:style-name="P59"/>
      <text:p text:style-name="P37"><text:span text:style-name="T84">Flujo alternativo </text:span><text:span text:style-name="T92">2</text:span><text:span text:style-name="T84">:</text:span><text:span text:style-name="T80"> </text:span><text:span text:style-name="T90">el usuario cancela el proceso de baja</text:span></text:p>
      <text:p text:style-name="P10"/>
      <text:p text:style-name="P37"><text:span text:style-name="T90"><text:tab/>5.b. </text:span><text:span text:style-name="T27">el usuario cancela el proceso de baja</text:span><text:bookmark text:name="__RefHeading___Toc3075731815"/><text:span text:style-name="T27">. GOTO punto 2 del flujo principal.</text:span></text:p>
      <text:p text:style-name="P31"/>
      <text:p text:style-name="P37"><text:span text:style-name="T84">Flujo alternativo </text:span><text:span text:style-name="T92">3</text:span><text:span text:style-name="T84">:</text:span><text:span text:style-name="T80"> </text:span><text:span text:style-name="T90">el usuario cancela el proceso de baja</text:span></text:p>
      <text:p text:style-name="P10"/>
      <text:p text:style-name="P37"><text:span text:style-name="T27"><text:tab/>7.b. el usuario cancela el proceso de baja</text:span><text:bookmark text:name="__RefHeading___Toc30757318112"/><text:span text:style-name="T27">. GOTO punto 2 del flujo principal.</text:span></text:p>
      <text:p text:style-name="P10"/>
      <text:p text:style-name="P37"><text:bookmark-start text:name="__RefHeading___Toc3075731862"/><text:span text:style-name="T80">Post-Condi</text:span><text:span text:style-name="T84">ciones: </text:span><text:span text:style-name="T6">e</text:span><text:span text:style-name="T27">l usuario ya no figura como dado de alta en la aplicación</text:span><text:bookmark-end text:name="__RefHeading___Toc3075731862"/></text:p>
      <text:p text:style-name="P10"/>
      <text:p text:style-name="P27"/>
      <text:p text:style-name="P79"><text:span text:style-name="T6">Caso de uso: </text:span><text:span text:style-name="T7">CU06_</text:span><text:span text:style-name="T28">Logout</text:span></text:p>
      <text:p text:style-name="P10"/>
      <text:p text:style-name="P37"><text:bookmark-start text:name="__RefHeading___Toc3075731726"/><text:span text:style-name="T6">Descripción: </text:span><text:span text:style-name="T28">el usuario cierra su sesión</text:span><text:bookmark-end text:name="__RefHeading___Toc3075731726"/></text:p>
      <text:p text:style-name="P10"/>
      <text:p text:style-name="P22"><text:bookmark-start text:name="__RefHeading___Toc3075731746"/>Actores implicados: <text:span text:style-name="T118">Usuario Registrado</text:span><text:bookmark-end text:name="__RefHeading___Toc3075731746"/></text:p>
      <text:p text:style-name="P22"/>
      <text:p text:style-name="P37"><text:bookmark-start text:name="__RefHeading___Toc3075731854"/><text:span text:style-name="T80">Pre-Condi</text:span><text:span text:style-name="T84">ciones: </text:span><text:span text:style-name="T6">e</text:span><text:span text:style-name="T28">l usuario está con su sesión abierta en el sistema</text:span><text:bookmark-end text:name="__RefHeading___Toc3075731854"/></text:p>
      <text:p text:style-name="P10"/>
      <text:p text:style-name="P22">Flujo principal: </text:p>
      <text:p text:style-name="P10"/>
      <text:p text:style-name="P37"><text:span text:style-name="T89"><text:tab/>1. </text:span><text:span text:style-name="T29">e</text:span><text:span text:style-name="T28">l usuario hace click en “cerrar sesión”</text:span></text:p>
      <text:p text:style-name="P32"><text:tab/>2. el sistema requiere confirmación a través de cuadro de diálogo</text:p>
      <text:p text:style-name="P32"><text:tab/>3. el usuario confirma</text:p>
      <text:p text:style-name="P37"><text:span text:style-name="T28"><text:tab/>4. </text:span><text:bookmark text:name="__RefHeading___Toc3075731794"/><text:span text:style-name="T29">e</text:span><text:span text:style-name="T28">l sistema cierra la sesión del usuario</text:span></text:p>
      <text:p text:style-name="P32"><text:tab/>5. el sistema muestra la página de inicio</text:p>
      <text:p text:style-name="P10"/>
      <text:p text:style-name="P37"><text:span text:style-name="T84">Flujo alternativo: </text:span><text:span text:style-name="T6">e</text:span><text:span text:style-name="T28">l usuario cancela el logout</text:span></text:p>
      <text:p text:style-name="P10"/>
      <text:p text:style-name="P37"><text:span text:style-name="T89"><text:tab/>3.b. </text:span><text:span text:style-name="T29">e</text:span><text:span text:style-name="T28">l usuario cancela el proceso de logout</text:span></text:p>
      <text:p text:style-name="P10"><text:span text:style-name="T79"><text:tab/></text:span><text:bookmark text:name="__RefHeading___Toc3075731816"/><text:span text:style-name="T79">4.b. el sistema muestra la última página antes de empezar el logout</text:span></text:p>
      <text:p text:style-name="P10"><text:s text:c="2"/></text:p>
      <text:p text:style-name="P27"><text:bookmark-start text:name="__RefHeading___Toc3075731863"/>Post-Condi<text:span text:style-name="T4">ciones: el usuario ha efectuado el logout con éxito</text:span><text:bookmark-end text:name="__RefHeading___Toc3075731863"/></text:p>
      <text:p text:style-name="P27"/>
      <text:p text:style-name="P79"><text:span text:style-name="T6">Caso de uso: </text:span><text:span text:style-name="T7">CU07_</text:span><text:span text:style-name="T30">Modificar</text:span><text:span text:style-name="T7">P</text:span><text:span text:style-name="T30">erfil</text:span></text:p>
      <text:p text:style-name="P10"/>
      <text:p text:style-name="P37"><text:bookmark-start text:name="__RefHeading___Toc3075731727"/><text:span text:style-name="T6">Descripción: </text:span><text:span text:style-name="T31">El usuario modifica alguno de los datos de su perfil personal</text:span><text:bookmark-end text:name="__RefHeading___Toc3075731727"/></text:p>
      <text:p text:style-name="P10"/>
      <text:p text:style-name="P10"><text:bookmark-start text:name="__RefHeading___Toc3075731747"/><text:span text:style-name="T56">Actores implicados: </text:span><text:span text:style-name="T63">Usuario Registrado</text:span><text:bookmark-end text:name="__RefHeading___Toc3075731747"/></text:p>
      <text:p text:style-name="P10"/>
      <text:p text:style-name="P22">Flujo principal:</text:p>
      <text:p text:style-name="P10"/>
      <text:p text:style-name="P10"><text:span text:style-name="T79"><text:tab/></text:span><text:span text:style-name="T56">1. </text:span><text:span text:style-name="T64">el usuario hace click en “</text:span><text:span text:style-name="T114">área personal”</text:span></text:p>
      <text:p text:style-name="P17"><text:span text:style-name="T74"><text:tab/>2. el sistema muestra la </text:span><text:span text:style-name="T113">página de área personal</text:span></text:p>
      <text:p text:style-name="P37"><text:span text:style-name="T89"><text:tab/></text:span><text:span text:style-name="T91">3</text:span><text:span text:style-name="T89">. </text:span><text:bookmark text:name="__RefHeading___Toc3075731795"/><text:span text:style-name="T29">e</text:span><text:span text:style-name="T32">l usuario selecciona “modificar datos personales”</text:span></text:p>
      <text:p text:style-name="P45"><text:span text:style-name="T32"><text:tab/></text:span><text:span text:style-name="T38">4. </text:span><text:span text:style-name="T34">el sistema muestra el formulario de datos personales, rellenado con la información <text:tab/>actual del usuario</text:span></text:p>
      <text:p text:style-name="P57"><text:tab/>5. el usuario modifica (o no) los datos del formulario y lo envía al sistema</text:p>
      <text:p text:style-name="P57"><text:tab/>6. el sistema verifica los datos</text:p>
      <text:p text:style-name="P45"><text:span text:style-name="T5"><text:tab/>7. datos correctos. </text:span><text:span text:style-name="T40">el sistema a</text:span><text:span text:style-name="T41">ctualiza</text:span><text:span text:style-name="T40"> estado del usuario y muestra mensaje de <text:tab/>confirmación.</text:span></text:p>
      <text:p text:style-name="P48"><text:tab/>8. el sistema muestra la página de área personal</text:p>
      <text:p text:style-name="P10"/>
      <text:p text:style-name="P39"><text:span text:style-name="T84">Flujo </text:span><text:span text:style-name="T6">a</text:span><text:span text:style-name="T22">lternativo 1</text:span><text:span text:style-name="T84">: </text:span><text:span text:style-name="T22"><text:reference-ref text:reference-format="text" text:ref-name="errorFormulario">error_datos_formulario</text:reference-ref></text:span></text:p>
      <text:p text:style-name="P10"/>
      <text:p text:style-name="P58">Flujo alternativo 2: cancelación del proceso de modificación</text:p>
      <text:p text:style-name="P10"/>
      <text:p text:style-name="P60"><text:tab/>5.b. en lugar de enviar el usuario selecciona “cancelar”</text:p>
      <text:p text:style-name="P11"><text:span text:style-name="T79"><text:tab/></text:span><text:bookmark text:name="__RefHeading___Toc3075731817"/><text:span text:style-name="T79">6.b. </text:span><text:span text:style-name="T64">el sistema muestra la página de área personal</text:span></text:p>
      <text:p text:style-name="P28"/>
      <text:p text:style-name="P80"><text:span text:style-name="T43">Caso de uso: </text:span><text:span text:style-name="T44">CU08_RealizarPedido</text:span></text:p>
      <text:p text:style-name="P12"/>
      <text:p text:style-name="P5"><text:bookmark-start text:name="__RefHeading___Toc3075731728"/><text:span text:style-name="T43">Descripción: </text:span><text:span text:style-name="T44">Un usuario realiza una compra a través de la aplicación web</text:span><text:bookmark-end text:name="__RefHeading___Toc3075731728"/></text:p>
      <text:p text:style-name="P12"/>
      <text:p text:style-name="P5"><text:bookmark-start text:name="__RefHeading___Toc3075731748"/><text:span text:style-name="T43">Actores implicados: </text:span><text:span text:style-name="T44">UR, UA</text:span><text:bookmark-end text:name="__RefHeading___Toc3075731748"/></text:p>
      <text:p text:style-name="P12"/>
      <text:p text:style-name="P49">Flujo principal: </text:p>
      <text:p text:style-name="P12"/>
      <text:p text:style-name="P67"><text:tab/><text:span text:style-name="T72">CU04_Buscar</text:span><text:span text:style-name="T130">: el usuario realiza una búsqueda</text:span></text:p>
      <text:p text:style-name="P61"><text:tab/><text:span text:style-name="T130">1</text:span>. el usuario hace click en la opción “añadir al carrito”</text:p>
      <text:p text:style-name="P12"><text:span text:style-name="T79"><text:tab/>2. </text:span><text:bookmark text:name="__RefHeading___Toc3075731796"/><text:span text:style-name="T79">el sistema actualiza la información resumen acerca del carrito en la página actual</text:span></text:p>
      <text:p text:style-name="P18"><text:tab/><text:span text:style-name="T130">3</text:span>. el UR hace click en “ir a pagar”</text:p>
      <text:p text:style-name="P18"><text:tab/><text:span text:style-name="T130">4</text:span>. el sistema muestra la página del carrito</text:p>
      <text:p text:style-name="P18"><text:tab/><text:span text:style-name="T130">5</text:span>. el UR hace click en “pagar”</text:p>
      <text:p text:style-name="P76"><text:span text:style-name="T105"><text:tab/></text:span><text:span text:style-name="T53">CU</text:span><text:span text:style-name="T54">11</text:span><text:span text:style-name="T53">_P</text:span><text:span text:style-name="T54">agar</text:span><text:span text:style-name="T106">: </text:span><text:span text:style-name="T105">el usuario realiza el pago</text:span></text:p>
      <text:p text:style-name="P18"><text:tab/><text:span text:style-name="T130">6</text:span>. el sistema muestra confirmación por pantalla</text:p>
      <text:p text:style-name="P18"><text:tab/><text:span text:style-name="T130">7</text:span>. el sistema envía detalles del pedido por e-mail</text:p>
      <text:p text:style-name="P12"/>
      <text:p text:style-name="P12"><text:span text:style-name="T4">Flujo alternativo: </text:span><text:bookmark-start text:name="__RefHeading___Toc3075731806"/>&lt;name of alternate workflow&gt;<text:bookmark-end text:name="__RefHeading___Toc3075731806"/> [A brief description of the alternate workflow.]</text:p>
      <text:p text:style-name="P12"/>
      <text:p text:style-name="P12"><text:span text:style-name="T79"><text:tab/>1. </text:span>&lt; workflow step&gt;</text:p>
      <text:p text:style-name="P12"><text:span text:style-name="T79"><text:tab/>2. </text:span>The use case ends.<text:bookmark text:name="__RefHeading___Toc3075731813"/></text:p>
      <text:p text:style-name="P12"/>
      <text:p text:style-name="P12"><text:span text:style-name="T4">Flujo excepcional: </text:span>[The part of a use case that describes its error conditions.] <text:bookmark-start text:name="__RefHeading___Toc3075731821"/>&lt;name of exception workflow&gt;<text:bookmark-end text:name="__RefHeading___Toc3075731821"/> [A brief description of the exception workflow.]</text:p>
      <text:p text:style-name="P12"/>
      <text:p text:style-name="P12"><text:span text:style-name="T79"><text:tab/>1. </text:span>&lt; workflow step&gt;</text:p>
      <text:p text:style-name="P12"><text:span text:style-name="T79"><text:tab/>2. </text:span>The use case resumes at step 2 of the base flow.</text:p>
      <text:p text:style-name="P12"/>
      <text:p text:style-name="P12"><text:span text:style-name="T56">Requisitos especiales: </text:span>[The special requirements of the use case are included here. <text:s/>These requirements are not covered by the workflow as it has been described in the sections above.] <text:bookmark-start text:name="__RefHeading___Toc3075731841"/>&lt;Name of Special Requirement&gt;<text:bookmark-end text:name="__RefHeading___Toc3075731841"/> [A brief description of the special requirement.]</text:p>
      <text:p text:style-name="P12"><text:s text:c="2"/></text:p>
      <text:p text:style-name="P12"><text:bookmark-start text:name="__RefHeading___Toc3075731864"/>Post-Condi<text:span text:style-name="T4">ciones: </text:span>[A constraint that must be true when a use case has ended]<text:bookmark-end text:name="__RefHeading___Toc3075731864"/></text:p>
      <text:p text:style-name="P12"/>
      <text:p text:style-name="P24"><text:bookmark-start text:name="__RefHeading___Toc3075731871"/>Puntos de extensión:<text:bookmark-end text:name="__RefHeading___Toc3075731871"/></text:p>
      <text:p text:style-name="P12"><text:s text:c="2"/><text:bookmark-start text:name="__RefHeading___Toc3075731881"/>&lt;&lt;Includes&gt;&gt;<text:bookmark-end text:name="__RefHeading___Toc3075731881"/></text:p>
      <text:p text:style-name="P12">[In Unified Modeling Language (UML), a relationship from a base use case to an included use case specifying how the behavior defined for the included use case can be inserted into the behavior defined for the base use case.]</text:p>
      <text:p text:style-name="P12"><text:s text:c="2"/><text:bookmark-start text:name="__RefHeading___Toc3075731891"/>&lt;&lt;Extends&gt;&gt;<text:bookmark-end text:name="__RefHeading___Toc3075731891"/></text:p>
      <text:p text:style-name="P29">[In UML, a relationship from an extending use case to a base use case specifying how the behavior defined for the extending use case can be optionally inserted into the behavior defined for the base use case.]</text:p>
      <text:p text:style-name="P29"/>
      <text:p text:style-name="P81"><text:span text:style-name="T43">Caso de uso: </text:span><text:span text:style-name="T45">CU09_ConsultarPedido</text:span></text:p>
      <text:p text:style-name="P13"/>
      <text:p text:style-name="P6"><text:bookmark-start text:name="__RefHeading___Toc3075731729"/><text:span text:style-name="T43">Descripción: </text:span><text:span text:style-name="T45">Un UR desea consu</text:span><text:span text:style-name="T49">l</text:span><text:span text:style-name="T45">tar cuál es el estado de un pedido concreto</text:span><text:bookmark-end text:name="__RefHeading___Toc3075731729"/></text:p>
      <text:p text:style-name="P13"/>
      <text:p text:style-name="P6"><text:bookmark-start text:name="__RefHeading___Toc3075731749"/><text:span text:style-name="T43">Actores implicados: </text:span><text:span text:style-name="T45">UR</text:span><text:bookmark-end text:name="__RefHeading___Toc3075731749"/></text:p>
      <text:p text:style-name="P13"/>
      <text:p text:style-name="P50">Flujo principal: </text:p>
      <text:p text:style-name="P13"/>
      <text:p text:style-name="P13"><text:span text:style-name="T79"><text:tab/></text:span><text:span text:style-name="T56">1. </text:span><text:span text:style-name="T64">el usuario </text:span><text:span text:style-name="T70">navega por el menú desplegable</text:span><text:span text:style-name="T64"> “</text:span><text:span text:style-name="T114">área personal </text:span><text:span text:style-name="T115">&gt;&gt; mis pedidos &gt;&gt; pedidos en <text:tab/>curso</text:span><text:span text:style-name="T114">”</text:span></text:p>
      <text:p text:style-name="P13"><text:span text:style-name="T75"><text:tab/>2</text:span><text:bookmark text:name="__RefHeading___Toc30757317951"/><text:span text:style-name="T66">. </text:span><text:span text:style-name="T65">el sistema muestra una lista con todos los pedidos en curso del UR</text:span></text:p>
      <text:p text:style-name="P52"><text:tab/><text:span text:style-name="T129">3</text:span>. el usuario hace click en algún pedido</text:p>
      <text:p text:style-name="P52"><text:tab/><text:span text:style-name="T129">4</text:span>. el sistema muestra información detallada acerca del pedido</text:p>
      <text:p text:style-name="P13"/>
      <text:p text:style-name="P6"><text:span text:style-name="T102">Flujo alternativo 1: </text:span><text:reference-mark-start text:name="noInfo"/><text:span text:style-name="T43">n</text:span><text:span text:style-name="T48">ada_que_mostrar</text:span><text:reference-mark-end text:name="noInfo"/></text:p>
      <text:p text:style-name="P13"/>
      <text:p text:style-name="P6"><text:span text:style-name="T103"><text:tab/></text:span><text:span text:style-name="T104">2</text:span><text:span text:style-name="T103">.b. </text:span><text:span text:style-name="T46">e</text:span><text:span text:style-name="T47">l sistema muestra un mensaje informando de que no existen pedidos en curso</text:span></text:p>
      <text:p text:style-name="P6"><text:span text:style-name="T47"/></text:p>
      <text:p text:style-name="P77"><text:bookmark text:name="__RefHeading___Toc3075731818"/><text:span text:style-name="T47">F</text:span><text:span text:style-name="T42">lujo alternativo 2: consultar_historial. El usuario quiere ver los pedidos completados</text:span></text:p>
      <text:p text:style-name="P13"/>
      <text:p text:style-name="P66"><text:tab/><text:span text:style-name="T56">1.</text:span><text:span text:style-name="T71">b.</text:span><text:span text:style-name="T56"> </text:span><text:span text:style-name="T64">el usuario </text:span><text:span text:style-name="T70">navega por el menú desplegable</text:span><text:span text:style-name="T64"> “</text:span><text:span text:style-name="T114">área personal </text:span><text:span text:style-name="T115">&gt;&gt; mis pedidos &gt;&gt; pedidos <text:tab/></text:span><text:span text:style-name="T116">completados</text:span><text:span text:style-name="T114">”</text:span></text:p>
      <text:p text:style-name="P66"><text:span text:style-name="T114"><text:tab/></text:span><text:span text:style-name="T75">2</text:span><text:bookmark text:name="__RefHeading___Toc307573179512"/><text:span text:style-name="T76">.</text:span><text:span text:style-name="T77">b.</text:span><text:span text:style-name="T76"> </text:span><text:span text:style-name="T78">el sistema muestra una lista con todos los pedidos </text:span><text:span text:style-name="T77">completados</text:span><text:span text:style-name="T78"> del UR. </text:span><text:span text:style-name="T77">GOTO punto 3 <text:tab/>del flujo principal</text:span></text:p>
      <text:p text:style-name="P83"><text:span text:style-name="T48"/></text:p>
      <text:p text:style-name="P75"><text:span text:style-name="T43">Caso de uso: </text:span><text:span text:style-name="T50">CU1</text:span><text:span text:style-name="T52">0</text:span><text:span text:style-name="T50">_Puntuar</text:span></text:p>
      <text:p text:style-name="P65"/>
      <text:p text:style-name="P75"><text:bookmark-start text:name="__RefHeading___Toc30757317211"/><text:span text:style-name="T43">Descripción: </text:span><text:span text:style-name="T50">un UR otorga una puntuación a un producto que ha adquirido</text:span><text:bookmark-end text:name="__RefHeading___Toc30757317211"/></text:p>
      <text:p text:style-name="P65"/>
      <text:p text:style-name="P65"><text:bookmark-start text:name="__RefHeading___Toc30757317411"/><text:span text:style-name="T56">Actores implicados: </text:span><text:span text:style-name="T69">UR</text:span><text:bookmark-end text:name="__RefHeading___Toc30757317411"/></text:p>
      <text:p text:style-name="P65"/>
      <text:p text:style-name="P65"><text:span text:style-name="T56">Flujo principal:</text:span></text:p>
      <text:p text:style-name="P65"/>
      <text:p text:style-name="P75"><text:span text:style-name="T103"><text:tab/>1. </text:span><text:span text:style-name="T46">e</text:span><text:span text:style-name="T50">l UR navega por el menu hasta la opción “puntuar producto”</text:span></text:p>
      <text:p text:style-name="P65"><text:span text:style-name="T79"><text:tab/>2. </text:span><text:bookmark text:name="__RefHeading___Toc3075731798"/><text:span text:style-name="T79">el sistema muestra una lista con todos los productos adquiridos por el usuario que aún <text:tab/>no haya puntuado</text:span></text:p>
      <text:p text:style-name="P70"><text:tab/>3. el usuario hace click en algún producto</text:p>
      <text:p text:style-name="P70"><text:tab/><text:span text:style-name="T122">4. el sistema muestra el formulario de puntuación del producto</text:span></text:p>
      <text:p text:style-name="P71"><text:tab/>5. el usuario completa y devuelve el formulario</text:p>
      <text:p text:style-name="P71"><text:tab/>6. el sistema verifica los datos</text:p>
      <text:p text:style-name="P70"><text:tab/>7. datos correctos. El sistema actualiza la ficha de producto y la información del UR</text:p>
      <text:p text:style-name="P70"><text:tab/>8. el sistema vuelve a la página del punto 2, mostrando mensaje de que la puntuación ha <text:tab/>sido registrada</text:p>
      <text:p text:style-name="P65"/>
      <text:p text:style-name="P65"><text:span text:style-name="T4">Flujo alternativo 1: </text:span><text:bookmark text:name="__RefHeading___Toc30757318110"/><text:span text:style-name="T4"><text:reference-ref text:reference-format="text" text:ref-name="errorFormulario">error_datos_formulario</text:reference-ref></text:span></text:p>
      <text:p text:style-name="P65"/>
      <text:p text:style-name="P75"><text:span text:style-name="T102">Flujo </text:span><text:span text:style-name="T43">a</text:span><text:span text:style-name="T51">lternativo 2</text:span><text:span text:style-name="T102">: </text:span><text:span text:style-name="T102"><text:reference-ref text:reference-format="text" text:ref-name="noInfo">nada_que_mostrar</text:reference-ref></text:span><text:span text:style-name="T102">. </text:span><text:span text:style-name="T51">ningún producto cumple las condiciones para ser propuesto por el sistema para puntuación</text:span></text:p>
      <text:p text:style-name="P65"/>
      <text:p text:style-name="P54"/>
      <text:p text:style-name="P82"><text:span text:style-name="T43">Caso de uso: </text:span><text:span text:style-name="T54">CU11_Pagar</text:span></text:p>
      <text:p text:style-name="P67"/>
      <text:p text:style-name="P76"><text:bookmark-start text:name="__RefHeading___Toc30757317212"/><text:span text:style-name="T43">Descripción: </text:span><text:span text:style-name="T54">un UR efectúa el pago de un pedido</text:span><text:bookmark-end text:name="__RefHeading___Toc30757317212"/></text:p>
      <text:p text:style-name="P67"/>
      <text:p text:style-name="P51"><text:bookmark-start text:name="__RefHeading___Toc30757317412"/>Actores implicados: <text:span text:style-name="T130">UR</text:span><text:bookmark-end text:name="__RefHeading___Toc30757317412"/></text:p>
      <text:p text:style-name="P51"/>
      <text:p text:style-name="P67"><text:bookmark-start text:name="__RefHeading___Toc3075731857"/>Pre-Condi<text:span text:style-name="T4">ciones: </text:span>[A constraint that must be true when a use case is invoked]<text:bookmark-end text:name="__RefHeading___Toc3075731857"/></text:p>
      <text:p text:style-name="P67"/>
      <text:p text:style-name="P67"><text:span text:style-name="T56">Flujo principal: </text:span>[The part of a use case that describes its most common implementation. <text:s/>The basic flow is written assuming that no errors or alternatives exist. <text:s/>Provide a short description of what the base flow should accomplish.]</text:p>
      <text:p text:style-name="P67"/>
      <text:p text:style-name="P67"><text:span text:style-name="T79"><text:tab/>1. </text:span>&lt; workflow step&gt;</text:p>
      <text:p text:style-name="P67"><text:span text:style-name="T79"><text:tab/>2. </text:span>The use case ends.<text:bookmark text:name="__RefHeading___Toc3075731799"/></text:p>
      <text:p text:style-name="P67"/>
      <text:p text:style-name="P67"><text:span text:style-name="T4">Flujo alternativo: </text:span><text:bookmark-start text:name="__RefHeading___Toc30757318010"/>&lt;name of alternate workflow&gt;<text:bookmark-end text:name="__RefHeading___Toc30757318010"/> [A brief description of the alternate workflow.]</text:p>
      <text:p text:style-name="P67"/>
      <text:p text:style-name="P67"><text:span text:style-name="T79"><text:tab/>1. </text:span>&lt; workflow step&gt;</text:p>
      <text:p text:style-name="P67"><text:span text:style-name="T79"><text:tab/>2. </text:span>The use case ends.<text:bookmark text:name="__RefHeading___Toc30757318113"/></text:p>
      <text:p text:style-name="P67"/>
      <text:p text:style-name="P67"><text:span text:style-name="T4">Flujo excepcional: </text:span>[The part of a use case that describes its error conditions.] <text:bookmark-start text:name="__RefHeading___Toc3075731824"/>&lt;name of exception workflow&gt;<text:bookmark-end text:name="__RefHeading___Toc3075731824"/> [A brief description of the exception workflow.]</text:p>
      <text:p text:style-name="P67"/>
      <text:p text:style-name="P67"><text:span text:style-name="T79"><text:tab/>1. </text:span>&lt; workflow step&gt;</text:p>
      <text:p text:style-name="P67"><text:span text:style-name="T79"><text:tab/>2. </text:span>The use case resumes at step 2 of the base flow.</text:p>
      <text:p text:style-name="P67"/>
      <text:p text:style-name="P67"><text:span text:style-name="T56">Requisitos especiales: </text:span>[The special requirements of the use case are included here. <text:s/>These requirements are not covered by the workflow as it has been described in the sections above.] <text:bookmark-start text:name="__RefHeading___Toc3075731844"/>&lt;Name of Special Requirement&gt;<text:bookmark-end text:name="__RefHeading___Toc3075731844"/> [A brief description of the special requirement.]</text:p>
      <text:p text:style-name="P67"><text:s text:c="2"/></text:p>
      <text:p text:style-name="P67"><text:bookmark-start text:name="__RefHeading___Toc3075731867"/>Post-Condi<text:span text:style-name="T4">ciones: </text:span>[A constraint that must be true when a use case has ended]<text:bookmark-end text:name="__RefHeading___Toc3075731867"/></text:p>
      <text:p text:style-name="P67"/>
      <text:p text:style-name="P56"><text:bookmark-start text:name="__RefHeading___Toc3075731872"/>Puntos de extensión:<text:bookmark-end text:name="__RefHeading___Toc3075731872"/></text:p>
      <text:p text:style-name="P67"><text:s text:c="2"/><text:bookmark-start text:name="__RefHeading___Toc3075731882"/>&lt;&lt;Includes&gt;&gt;<text:bookmark-end text:name="__RefHeading___Toc3075731882"/></text:p>
      <text:p text:style-name="P67">[In Unified Modeling Language (UML), a relationship from a base use case to an included use case specifying how the behavior defined for the included use case can be inserted into the behavior defined for the base use case.]</text:p>
      <text:p text:style-name="P67"><text:s text:c="2"/><text:bookmark-start text:name="__RefHeading___Toc3075731892"/>&lt;&lt;Extends&gt;&gt;<text:bookmark-end text:name="__RefHeading___Toc3075731892"/></text:p>
      <text:p text:style-name="P55">[In UML, a relationship from an extending use case to a base use case specifying how the behavior defined for the extending use case can be optionally inserted into the behavior defined for the base use case.]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ymbol" svg:font-family="Symbol" style:font-family-generic="roman" style:font-pitch="variable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foBlue" style:family="paragraph" style:parent-style-name="Standard" style:next-style-name="Text_20_body">
      <style:paragraph-properties fo:margin-top="0cm" fo:margin-bottom="0.212cm" loext:contextual-spacing="false"/>
      <style:text-properties fo:color="#0000ff" fo:font-size="12pt" fo:font-style="italic" style:font-size-asian="12pt" style:font-style-asian="italic" style:font-size-complex="12pt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9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bTitle" style:family="paragraph" style:parent-style-name="Heading">
      <style:paragraph-properties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fo:language="es" fo:country="ES"/>
    </style:style>
    <style:style style:name="MP2" style:family="paragraph" style:parent-style-name="Header">
      <style:paragraph-properties fo:margin-left="1.27cm" fo:margin-right="0cm" fo:line-height="100%" fo:text-indent="0cm" style:auto-text-indent="false">
        <style:tab-stops>
          <style:tab-stop style:position="8.414cm" style:type="center"/>
        </style:tab-stops>
      </style:paragraph-properties>
      <style:text-properties style:font-name="Times New Roman" fo:font-size="9pt" fo:language="es" fo:country="ES" fo:font-style="normal" style:font-size-asian="9pt" style:font-style-asian="normal" style:font-name-complex="Times New Roman" style:font-size-complex="9pt"/>
    </style:style>
    <style:style style:name="MP3" style:family="paragraph" style:parent-style-name="Header">
      <style:paragraph-properties fo:margin-left="0.152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 fo:font-size="9pt" fo:language="es" fo:country="ES" fo:font-style="italic" style:font-size-asian="9pt" style:font-style-asian="italic" style:font-name-complex="Times New Roman" style:font-size-complex="9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fo:font-size="12pt" fo:language="es" fo:country="ES" style:font-size-asian="12pt" style:font-size-complex="12pt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2"/>
        <text:p text:style-name="MP3"/>
      </loext:header-first>
      <style:footer>
        <text:p text:style-name="MP4"><text:span text:style-name="MT1">Page </text:span><text:span text:style-name="Page_20_Number"><text:span text:style-name="MT1"><text:page-number text:select-page="current">12</text:page-number></text:span></text:span><text:span text:style-name="Page_20_Number"><text:span text:style-name="MT1"><text:s/>of </text:span></text:span><text:span text:style-name="MT2"><text:page-count style:num-format="1">12</text:page-count></text:span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title>RQTE001</dc:title>
    <dc:subject/>
    <meta:keyword/>
    <meta:initial-creator>SEPG</meta:initial-creator>
    <meta:creation-date>2011-10-28T19:23:00</meta:creation-date>
    <dc:date>2019-10-02T10:24:01.512207000</dc:date>
    <meta:print-date>2016-05-16T11:17:00</meta:print-date>
    <meta:editing-cycles>32</meta:editing-cycles>
    <meta:editing-duration>PT3H28M40S</meta:editing-duration>
    <meta:generator>LibreOffice/6.3.1.2$MacOSX_X86_64 LibreOffice_project/b79626edf0065ac373bd1df5c28bd630b4424273</meta:generator>
    <meta:document-statistic meta:table-count="0" meta:image-count="0" meta:object-count="0" meta:page-count="12" meta:paragraph-count="209" meta:word-count="2310" meta:character-count="14188" meta:non-whitespace-character-count="11938"/>
    <meta:user-defined meta:name="ACC Topic">2;#BPD Files Library|4f13aa3a-4864-4df7-9057-30f3ad189998</meta:user-defined>
    <meta:user-defined meta:name="Artifact Type">Template</meta:user-defined>
    <meta:user-defined meta:name="Artifact Types">Template</meta:user-defined>
    <meta:user-defined meta:name="ContentType">Document</meta:user-defined>
    <meta:user-defined meta:name="ContentTypeId" meta:value-type="string">0x0101003D57505F8584ED4FA4802FE03B5A20160101002C6B2706563F7F478E91224154053C9600EACAA32F03BEB8438DAD6045AB74B483</meta:user-defined>
    <meta:user-defined meta:name="Contribution Type" meta:value-type="string">Reference</meta:user-defined>
    <meta:user-defined meta:name="Functional Discipline" meta:value-type="string">;#Program Management;#Requirements Development;#Test/Evaluation;#</meta:user-defined>
    <meta:user-defined meta:name="Functional Disciplines" meta:value-type="string">;#Program Management;#Requirements Development;#Test/Evaluation;#</meta:user-defined>
    <meta:user-defined meta:name="Organization" meta:value-type="string"/>
    <meta:user-defined meta:name="Summary Description" meta:value-type="string">BPD Artifact 8.2</meta:user-defined>
    <meta:user-defined meta:name="TEMP" meta:value-type="string">RQTE001</meta:user-defined>
    <meta:user-defined meta:name="TaxCatchAll" meta:value-type="string">2;#BPD Files Library|4f13aa3a-4864-4df7-9057-30f3ad189998</meta:user-defined>
    <meta:user-defined meta:name="TemplateUrl" meta:value-type="string"/>
    <meta:user-defined meta:name="Topic Areas" meta:value-type="string"/>
    <meta:user-defined meta:name="_dlc_DocId" meta:value-type="string">J2UUKY2MVM6H-2095146707-101</meta:user-defined>
    <meta:user-defined meta:name="_dlc_DocIdItemGuid" meta:value-type="string">f8cd66ad-a484-4bbe-b26d-1cfeabc3401f</meta:user-defined>
    <meta:user-defined meta:name="_dlc_DocIdUrl" meta:value-type="string">https://www.dau.mil/cop/bes/_layouts/15/DocIdRedir.aspx?ID=J2UUKY2MVM6H-2095146707-101, J2UUKY2MVM6H-2095146707-101</meta:user-defined>
    <meta:user-defined meta:name="display_urn:schemas-microsoft-com:office:office#Author" meta:value-type="string">TUBBS, DARREL M GS-12 USAF AFMC AFLCMC/HIQI</meta:user-defined>
    <meta:user-defined meta:name="display_urn:schemas-microsoft-com:office:office#Editor" meta:value-type="string">TUBBS, DARREL M GS-12 USAF AFMC AFLCMC/HIQI</meta:user-defined>
    <meta:user-defined meta:name="la173d2cbe2646f3afacd517f7d8c19d" meta:value-type="string"/>
    <meta:user-defined meta:name="le73a48d81f14df48b33997dd444b3ba" meta:value-type="string">BPD Files Library|4f13aa3a-4864-4df7-9057-30f3ad189998</meta:user-defined>
    <meta:user-defined meta:name="mf7cf8b058864fb5a6761765b2e69ff1" meta:value-type="string"/>
    <meta:user-defined meta:name="xd_ProgID" meta:value-type="string"/>
  </office:meta>
</office:document-meta>
</file>